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3.0118in"/>
    </style:style>
    <style:style style:name="Table1.C" style:family="table-column">
      <style:table-column-properties style:column-width="2.6736in"/>
    </style:style>
    <style:style style:name="Table1.1" style:family="table-row">
      <style:table-row-properties style:min-row-height="0.4792in" fo:keep-together="auto"/>
    </style:style>
    <style:style style:name="Table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.B1" style:family="table-cell">
      <style:table-cell-properties style:vertical-align="" fo:padding="0.1111in" fo:border="0.5pt solid #000000"/>
    </style:style>
    <style:style style:name="Table1.2" style:family="table-row">
      <style:table-row-properties style:min-row-height="0.5104in" fo:keep-together="auto"/>
    </style:style>
    <style:style style:name="Table1.4" style:family="table-row">
      <style:table-row-properties style:min-row-height="0.4896in" fo:keep-together="auto"/>
    </style:style>
    <style:style style:name="Table2" style:family="table">
      <style:table-properties style:width="6.7813in" fo:margin-left="0in" fo:margin-top="0in" fo:margin-bottom="0in" table:align="left"/>
    </style:style>
    <style:style style:name="Table2.A" style:family="table-column">
      <style:table-column-properties style:column-width="2.1042in"/>
    </style:style>
    <style:style style:name="Table2.B" style:family="table-column">
      <style:table-column-properties style:column-width="2.4167in"/>
    </style:style>
    <style:style style:name="Table2.C" style:family="table-column">
      <style:table-column-properties style:column-width="2.2604in"/>
    </style:style>
    <style:style style:name="Table2.1" style:family="table-row">
      <style:table-row-properties style:min-row-height="0.4792in" fo:keep-together="auto"/>
    </style:style>
    <style:style style:name="Table2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2.B1" style:family="table-cell">
      <style:table-cell-properties style:vertical-align="" fo:padding="0.1111in" fo:border="0.5pt solid #000000"/>
    </style:style>
    <style:style style:name="Table2.2" style:family="table-row">
      <style:table-row-properties style:min-row-height="0.4896in" fo:keep-together="auto"/>
    </style:style>
    <style:style style:name="Table3" style:family="table">
      <style:table-properties style:width="6.6563in" fo:margin-left="0in" fo:margin-top="0in" fo:margin-bottom="0in" table:align="left"/>
    </style:style>
    <style:style style:name="Table3.A" style:family="table-column">
      <style:table-column-properties style:column-width="1.6556in"/>
    </style:style>
    <style:style style:name="Table3.B" style:family="table-column">
      <style:table-column-properties style:column-width="2.7819in"/>
    </style:style>
    <style:style style:name="Table3.C" style:family="table-column">
      <style:table-column-properties style:column-width="2.2188in"/>
    </style:style>
    <style:style style:name="Table3.1" style:family="table-row">
      <style:table-row-properties style:min-row-height="0.4792in" fo:keep-together="auto"/>
    </style:style>
    <style:style style:name="Table3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3.B1" style:family="table-cell">
      <style:table-cell-properties style:vertical-align="" fo:padding="0.1111in" fo:border="0.5pt solid #000000"/>
    </style:style>
    <style:style style:name="Table3.2" style:family="table-row">
      <style:table-row-properties style:min-row-height="0.4896in" fo:keep-together="auto"/>
    </style:style>
    <style:style style:name="Table4" style:family="table">
      <style:table-properties style:width="6.9167in" fo:margin-left="0in" fo:margin-top="0in" fo:margin-bottom="0in" table:align="left"/>
    </style:style>
    <style:style style:name="Table4.A" style:family="table-column">
      <style:table-column-properties style:column-width="1.9368in"/>
    </style:style>
    <style:style style:name="Table4.B" style:family="table-column">
      <style:table-column-properties style:column-width="3.125in"/>
    </style:style>
    <style:style style:name="Table4.C" style:family="table-column">
      <style:table-column-properties style:column-width="1.8549in"/>
    </style:style>
    <style:style style:name="Table4.1" style:family="table-row">
      <style:table-row-properties style:min-row-height="0.4792in" fo:keep-together="auto"/>
    </style:style>
    <style:style style:name="Table4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4.B1" style:family="table-cell">
      <style:table-cell-properties style:vertical-align="" fo:padding="0.1111in" fo:border="0.5pt solid #000000"/>
    </style:style>
    <style:style style:name="Table4.2" style:family="table-row">
      <style:table-row-properties style:min-row-height="0.4896in" fo:keep-together="auto"/>
    </style:style>
    <style:style style:name="Table5" style:family="table">
      <style:table-properties style:width="6.7083in" fo:margin-left="0in" fo:margin-top="0in" fo:margin-bottom="0in" table:align="left"/>
    </style:style>
    <style:style style:name="Table5.A" style:family="table-column">
      <style:table-column-properties style:column-width="1.2604in"/>
    </style:style>
    <style:style style:name="Table5.B" style:family="table-column">
      <style:table-column-properties style:column-width="1.6771in"/>
    </style:style>
    <style:style style:name="Table5.C" style:family="table-column">
      <style:table-column-properties style:column-width="2.0938in"/>
    </style:style>
    <style:style style:name="Table5.D" style:family="table-column">
      <style:table-column-properties style:column-width="1.6764in"/>
    </style:style>
    <style:style style:name="Table5.1" style:family="table-row">
      <style:table-row-properties style:min-row-height="0.4792in" fo:keep-together="auto"/>
    </style:style>
    <style:style style:name="Table5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5.B1" style:family="table-cell">
      <style:table-cell-properties style:vertical-align="" fo:padding="0.1111in" fo:border="0.5pt solid #000000"/>
    </style:style>
    <style:style style:name="Table5.2" style:family="table-row">
      <style:table-row-properties style:min-row-height="0.5104in" fo:keep-together="auto"/>
    </style:style>
    <style:style style:name="Table6" style:family="table">
      <style:table-properties style:width="5.7188in" fo:margin-left="0in" fo:margin-top="0in" fo:margin-bottom="0in" table:align="left"/>
    </style:style>
    <style:style style:name="Table6.A" style:family="table-column">
      <style:table-column-properties style:column-width="2.1146in"/>
    </style:style>
    <style:style style:name="Table6.B" style:family="table-column">
      <style:table-column-properties style:column-width="3.6035in"/>
    </style:style>
    <style:style style:name="Table6.1" style:family="table-row">
      <style:table-row-properties style:min-row-height="0.4792in" fo:keep-together="auto"/>
    </style:style>
    <style:style style:name="Table6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6.B1" style:family="table-cell">
      <style:table-cell-properties style:vertical-align="" fo:padding="0.1111in" fo:border="0.5pt solid #000000"/>
    </style:style>
    <style:style style:name="Table6.2" style:family="table-row">
      <style:table-row-properties style:min-row-height="0.0104in" fo:keep-together="auto"/>
    </style:style>
    <style:style style:name="Table6.3" style:family="table-row">
      <style:table-row-properties style:min-row-height="0.0938in" fo:keep-together="auto"/>
    </style:style>
    <style:style style:name="Table6.4" style:family="table-row">
      <style:table-row-properties style:min-row-height="0.4896in" fo:keep-together="auto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59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68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67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63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49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53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43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69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65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45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55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52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64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48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57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58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56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62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71" style:family="paragraph" style:parent-style-name="Standard" style:list-style-name="WWNum50">
      <style:paragraph-properties fo:margin-left="0.5in" fo:margin-right="0in" fo:text-indent="-0.25in" style:auto-text-indent="false"/>
    </style:style>
    <style:style style:name="P72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73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75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76" style:family="paragraph" style:parent-style-name="Standard" style:list-style-name="WWNum42">
      <style:paragraph-properties fo:margin-left="0.5in" fo:margin-right="0in" fo:text-indent="-0.25in" style:auto-text-indent="false"/>
    </style:style>
    <style:style style:name="P7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8" style:family="paragraph" style:parent-style-name="Standard" style:list-style-name="WWNum46">
      <style:paragraph-properties fo:margin-left="0.5in" fo:margin-right="0in" fo:text-indent="-0.25in" style:auto-text-indent="false"/>
    </style:style>
    <style:style style:name="P79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80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1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82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83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84" style:family="paragraph" style:parent-style-name="Standard" style:list-style-name="WWNum54">
      <style:paragraph-properties fo:margin-left="0.5in" fo:margin-right="0in" fo:text-indent="-0.25in" style:auto-text-indent="false"/>
    </style:style>
    <style:style style:name="P8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87" style:family="paragraph" style:parent-style-name="Standard" style:list-style-name="WWNum47">
      <style:paragraph-properties fo:margin-left="0.5in" fo:margin-right="0in" fo:text-indent="-0.25in" style:auto-text-indent="false"/>
    </style:style>
    <style:style style:name="P88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89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90" style:family="paragraph" style:parent-style-name="Standard" style:list-style-name="WWNum51">
      <style:paragraph-properties fo:margin-left="0.5in" fo:margin-right="0in" fo:text-indent="-0.25in" style:auto-text-indent="false"/>
    </style:style>
    <style:style style:name="P91" style:family="paragraph" style:parent-style-name="Standard" style:list-style-name="WWNum61">
      <style:paragraph-properties fo:margin-left="0.5in" fo:margin-right="0in" fo:text-indent="-0.25in" style:auto-text-indent="false"/>
    </style:style>
    <style:style style:name="P92" style:family="paragraph" style:parent-style-name="Standard" style:list-style-name="WWNum60">
      <style:paragraph-properties fo:margin-left="0.5in" fo:margin-right="0in" fo:text-indent="-0.25in" style:auto-text-indent="false"/>
    </style:style>
    <style:style style:name="P93" style:family="paragraph" style:parent-style-name="Standard" style:list-style-name="WWNum66">
      <style:paragraph-properties fo:margin-left="0.5in" fo:margin-right="0in" fo:text-indent="-0.25in" style:auto-text-indent="false"/>
    </style:style>
    <style:style style:name="P94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9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6" style:family="paragraph" style:parent-style-name="Standard" style:list-style-name="WWNum16">
      <style:paragraph-properties fo:margin-left="1in" fo:margin-right="0in" fo:text-indent="-0.25in" style:auto-text-indent="false"/>
    </style:style>
    <style:style style:name="P97" style:family="paragraph" style:parent-style-name="Standard" style:list-style-name="WWNum59">
      <style:paragraph-properties fo:margin-left="1in" fo:margin-right="0in" fo:text-indent="-0.25in" style:auto-text-indent="false"/>
    </style:style>
    <style:style style:name="P98" style:family="paragraph" style:parent-style-name="Standard" style:list-style-name="WWNum68">
      <style:paragraph-properties fo:margin-left="1in" fo:margin-right="0in" fo:text-indent="-0.25in" style:auto-text-indent="false"/>
    </style:style>
    <style:style style:name="P99" style:family="paragraph" style:parent-style-name="Standard" style:list-style-name="WWNum20">
      <style:paragraph-properties fo:margin-left="1in" fo:margin-right="0in" fo:text-indent="-0.25in" style:auto-text-indent="false"/>
    </style:style>
    <style:style style:name="P100" style:family="paragraph" style:parent-style-name="Standard" style:list-style-name="WWNum67">
      <style:paragraph-properties fo:margin-left="1in" fo:margin-right="0in" fo:text-indent="-0.25in" style:auto-text-indent="false"/>
    </style:style>
    <style:style style:name="P101" style:family="paragraph" style:parent-style-name="Standard" style:list-style-name="WWNum63">
      <style:paragraph-properties fo:margin-left="1in" fo:margin-right="0in" fo:text-indent="-0.25in" style:auto-text-indent="false"/>
    </style:style>
    <style:style style:name="P102" style:family="paragraph" style:parent-style-name="Standard" style:list-style-name="WWNum28">
      <style:paragraph-properties fo:margin-left="1in" fo:margin-right="0in" fo:text-indent="-0.25in" style:auto-text-indent="false"/>
    </style:style>
    <style:style style:name="P103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04" style:family="paragraph" style:parent-style-name="Standard" style:list-style-name="WWNum65">
      <style:paragraph-properties fo:margin-left="1in" fo:margin-right="0in" fo:text-indent="-0.25in" style:auto-text-indent="false"/>
    </style:style>
    <style:style style:name="P105" style:family="paragraph" style:parent-style-name="Standard" style:list-style-name="WWNum45">
      <style:paragraph-properties fo:margin-left="1in" fo:margin-right="0in" fo:text-indent="-0.25in" style:auto-text-indent="false"/>
    </style:style>
    <style:style style:name="P106" style:family="paragraph" style:parent-style-name="Standard" style:list-style-name="WWNum56">
      <style:paragraph-properties fo:margin-left="1in" fo:margin-right="0in" fo:text-indent="-0.25in" style:auto-text-indent="false"/>
    </style:style>
    <style:style style:name="P107" style:family="paragraph" style:parent-style-name="Standard" style:list-style-name="WWNum62">
      <style:paragraph-properties fo:margin-left="1in" fo:margin-right="0in" fo:text-indent="-0.25in" style:auto-text-indent="false"/>
    </style:style>
    <style:style style:name="P108" style:family="paragraph" style:parent-style-name="Standard" style:list-style-name="WWNum44">
      <style:paragraph-properties fo:margin-left="1in" fo:margin-right="0in" fo:text-indent="-0.25in" style:auto-text-indent="false"/>
    </style:style>
    <style:style style:name="P109" style:family="paragraph" style:parent-style-name="Standard" style:list-style-name="WWNum12">
      <style:paragraph-properties fo:margin-left="1in" fo:margin-right="0in" fo:text-indent="-0.25in" style:auto-text-indent="false"/>
    </style:style>
    <style:style style:name="P110" style:family="paragraph" style:parent-style-name="Standard" style:list-style-name="WWNum34">
      <style:paragraph-properties fo:margin-left="1in" fo:margin-right="0in" fo:text-indent="-0.25in" style:auto-text-indent="false"/>
    </style:style>
    <style:style style:name="P111" style:family="paragraph" style:parent-style-name="Standard" style:list-style-name="WWNum50">
      <style:paragraph-properties fo:margin-left="1in" fo:margin-right="0in" fo:text-indent="-0.25in" style:auto-text-indent="false"/>
    </style:style>
    <style:style style:name="P112" style:family="paragraph" style:parent-style-name="Standard" style:list-style-name="WWNum40">
      <style:paragraph-properties fo:margin-left="1in" fo:margin-right="0in" fo:text-indent="-0.25in" style:auto-text-indent="false"/>
    </style:style>
    <style:style style:name="P113" style:family="paragraph" style:parent-style-name="Standard" style:list-style-name="WWNum25">
      <style:paragraph-properties fo:margin-left="1in" fo:margin-right="0in" fo:text-indent="-0.25in" style:auto-text-indent="false"/>
    </style:style>
    <style:style style:name="P114" style:family="paragraph" style:parent-style-name="Standard" style:list-style-name="WWNum31">
      <style:paragraph-properties fo:margin-left="1in" fo:margin-right="0in" fo:text-indent="-0.25in" style:auto-text-indent="false"/>
    </style:style>
    <style:style style:name="P115" style:family="paragraph" style:parent-style-name="Standard" style:list-style-name="WWNum42">
      <style:paragraph-properties fo:margin-left="1in" fo:margin-right="0in" fo:text-indent="-0.25in" style:auto-text-indent="false"/>
    </style:style>
    <style:style style:name="P116" style:family="paragraph" style:parent-style-name="Standard" style:list-style-name="WWNum46">
      <style:paragraph-properties fo:margin-left="1in" fo:margin-right="0in" fo:text-indent="-0.25in" style:auto-text-indent="false"/>
    </style:style>
    <style:style style:name="P117" style:family="paragraph" style:parent-style-name="Standard" style:list-style-name="WWNum9">
      <style:paragraph-properties fo:margin-left="1in" fo:margin-right="0in" fo:text-indent="-0.25in" style:auto-text-indent="false"/>
    </style:style>
    <style:style style:name="P118" style:family="paragraph" style:parent-style-name="Standard" style:list-style-name="WWNum37">
      <style:paragraph-properties fo:margin-left="1in" fo:margin-right="0in" fo:text-indent="-0.25in" style:auto-text-indent="false"/>
    </style:style>
    <style:style style:name="P119" style:family="paragraph" style:parent-style-name="Standard" style:list-style-name="WWNum47">
      <style:paragraph-properties fo:margin-left="1in" fo:margin-right="0in" fo:text-indent="-0.25in" style:auto-text-indent="false"/>
    </style:style>
    <style:style style:name="P120" style:family="paragraph" style:parent-style-name="Standard" style:list-style-name="WWNum38">
      <style:paragraph-properties fo:margin-left="1in" fo:margin-right="0in" fo:text-indent="-0.25in" style:auto-text-indent="false"/>
    </style:style>
    <style:style style:name="P121" style:family="paragraph" style:parent-style-name="Standard" style:list-style-name="WWNum51">
      <style:paragraph-properties fo:margin-left="1in" fo:margin-right="0in" fo:text-indent="-0.25in" style:auto-text-indent="false"/>
    </style:style>
    <style:style style:name="P122" style:family="paragraph" style:parent-style-name="Standard" style:list-style-name="WWNum60">
      <style:paragraph-properties fo:margin-left="1in" fo:margin-right="0in" fo:text-indent="-0.25in" style:auto-text-indent="false"/>
    </style:style>
    <style:style style:name="P123" style:family="paragraph" style:parent-style-name="Standard" style:list-style-name="WWNum66">
      <style:paragraph-properties fo:margin-left="1in" fo:margin-right="0in" fo:text-indent="-0.25in" style:auto-text-indent="false"/>
    </style:style>
    <style:style style:name="P124" style:family="paragraph" style:parent-style-name="Standard" style:list-style-name="WWNum32">
      <style:paragraph-properties fo:margin-left="1in" fo:margin-right="0in" fo:text-indent="-0.25in" style:auto-text-indent="false"/>
    </style:style>
    <style:style style:name="P125" style:family="paragraph" style:parent-style-name="Standard" style:list-style-name="WWNum7">
      <style:paragraph-properties fo:margin-left="1in" fo:margin-right="0in" fo:text-indent="-0.25in" style:auto-text-indent="false"/>
    </style:style>
    <style:style style:name="P126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7" style:family="paragraph" style:parent-style-name="Standard" style:list-style-name="WWNum62">
      <style:paragraph-properties fo:margin-left="1.5in" fo:margin-right="0in" fo:text-indent="-0.25in" style:auto-text-indent="false"/>
    </style:style>
    <style:style style:name="P128" style:family="paragraph" style:parent-style-name="Standard" style:list-style-name="WWNum40">
      <style:paragraph-properties fo:margin-left="1.5in" fo:margin-right="0in" fo:text-indent="-0.25in" style:auto-text-indent="false"/>
    </style:style>
    <style:style style:name="P129" style:family="paragraph" style:parent-style-name="Standard" style:list-style-name="WWNum25">
      <style:paragraph-properties fo:margin-left="1.5in" fo:margin-right="0in" fo:text-indent="-0.25in" style:auto-text-indent="false"/>
    </style:style>
    <style:style style:name="P130" style:family="paragraph" style:parent-style-name="Standard" style:list-style-name="WWNum31">
      <style:paragraph-properties fo:margin-left="1.5in" fo:margin-right="0in" fo:text-indent="-0.25in" style:auto-text-indent="false"/>
    </style:style>
    <style:style style:name="P131" style:family="paragraph" style:parent-style-name="Standard" style:list-style-name="WWNum46">
      <style:paragraph-properties fo:margin-left="1.5in" fo:margin-right="0in" fo:text-indent="-0.25in" style:auto-text-indent="false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1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color="#000000" fo:font-size="17pt" fo:font-weight="bold" style:font-size-asian="17pt" style:font-weight-asian="bold" style:font-size-complex="17pt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4"><text:bookmark text:name="_9r2n4h5hakat"/><text:span text:style-name="T1">Diseño aplicado a interfaces web con Flutter</text:span><text:span text:style-name="T2"><text:line-break/></text:span><text:span text:style-name="T3">Unidad 06 - Diseño de formularios</text:span></text:p>
      <text:p text:style-name="P2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draw:frame draw:style-name="fr2" draw:name="image4.png" text:anchor-type="char" svg:x="0.7874in" svg:y="8.6764in" svg:width="6.6929in" svg:height="0.4862in" draw:z-index="1"><draw:image xlink:href="Pictures/10000000000007800000008BADE10FA77D575FB0.png" xlink:type="simple" xlink:show="embed" xlink:actuate="onLoad" loext:mime-type="image/png"/></draw:frame><text:span text:style-name="T5">Autor: Sergi García</text:span></text:p>
      <text:p text:style-name="P5"><text:span text:style-name="T5">Actualizado Noviembre 2025</text:span></text:p>
      <text:p text:style-name="P5"><text:span text:style-name="T6">Licencia</text:span></text:p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9">A lo largo de este tema se utilizarán diferentes símbolos para distinguir elementos importantes dentro del contenido. Estos símbolos son:</text:p>
      <text:p text:style-name="P7"/>
      <text:p text:style-name="P11"><text:span text:style-name="T8"><text:s/>📖 </text:span><text:span text:style-name="T9">Importante</text:span></text:p>
      <text:p text:style-name="P12"/>
      <text:p text:style-name="P11"><text:span text:style-name="T8"><text:s/>❕ </text:span><text:span text:style-name="T9">Atención</text:span></text:p>
      <text:p text:style-name="P12"><text:soft-page-break/><text:s/></text:p>
      <text:p text:style-name="P11"><text:span text:style-name="T8"><text:s/>💬</text:span> <text:span text:style-name="T9">Interesante</text:span></text:p>
      <text:p text:style-name="P13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6"><text:a xlink:type="simple" xlink:href="#_qap1bvgjjx1b" text:style-name="Index_20_Link" text:visited-style-name="Index_20_Link"><text:span text:style-name="T13">1. Introducción<text:tab/>3</text:span></text:a></text:p>
          <text:p text:style-name="P16"><text:a xlink:type="simple" xlink:href="#_a7cin2hzkkx4" text:style-name="Index_20_Link" text:visited-style-name="Index_20_Link"><text:span text:style-name="T13">2. Principios generales de diseño de formularios<text:tab/>4</text:span></text:a></text:p>
          <text:p text:style-name="P16"><text:a xlink:type="simple" xlink:href="#_p4refchacku0" text:style-name="Index_20_Link" text:visited-style-name="Index_20_Link"><text:span text:style-name="T13">3. Estructuras probadas para optimizar la experiencia de usuario<text:tab/>6</text:span></text:a></text:p>
          <text:p text:style-name="P16"><text:a xlink:type="simple" xlink:href="#_np4ywee76dm1" text:style-name="Index_20_Link" text:visited-style-name="Index_20_Link"><text:span text:style-name="T13">4. Normativa y buenas prácticas de implementación<text:tab/>8</text:span></text:a></text:p>
          <text:p text:style-name="P16"><text:a xlink:type="simple" xlink:href="#_dreh9mxh9qb0" text:style-name="Index_20_Link" text:visited-style-name="Index_20_Link"><text:span text:style-name="T13">5. Tipos de campos más comunes<text:tab/>11</text:span></text:a></text:p>
          <text:p text:style-name="P16"><text:a xlink:type="simple" xlink:href="#_81d24foffkqy" text:style-name="Index_20_Link" text:visited-style-name="Index_20_Link"><text:span text:style-name="T13">6. Feedback y validación de formularios<text:tab/>13</text:span></text:a></text:p>
          <text:p text:style-name="P16"><text:a xlink:type="simple" xlink:href="#_6o794pij2quk" text:style-name="Index_20_Link" text:visited-style-name="Index_20_Link"><text:span text:style-name="T13">7. Microinteracciones relevantes<text:tab/>16</text:span></text:a></text:p>
          <text:p text:style-name="P16"><text:a xlink:type="simple" xlink:href="#_4epjbdmrryni" text:style-name="Index_20_Link" text:visited-style-name="Index_20_Link"><text:span text:style-name="T13">8. Diseño mobile-first<text:tab/>18</text:span></text:a></text:p>
          <text:p text:style-name="P16"><text:a xlink:type="simple" xlink:href="#_t11mb6cvevwu" text:style-name="Index_20_Link" text:visited-style-name="Index_20_Link"><text:span text:style-name="T13">9. Accesibilidad y formularios inclusivos<text:tab/>20</text:span></text:a></text:p>
          <text:p text:style-name="P16"><text:a xlink:type="simple" xlink:href="#_1rzabi6vupop" text:style-name="Index_20_Link" text:visited-style-name="Index_20_Link"><text:span text:style-name="T13">10. Propuesta de nomenclatura universal para componentes de UI<text:tab/>21</text:span></text:a></text:p>
          <text:p text:style-name="P16"><text:a xlink:type="simple" xlink:href="#_y6teej4zrt7l" text:style-name="Index_20_Link" text:visited-style-name="Index_20_Link"><text:span text:style-name="T13">11. Recursos<text:tab/>23</text:span></text:a></text:p>
        </text:index-body>
      </text:table-of-content>
      <text:p text:style-name="P14"/>
      <text:p text:style-name="P14"/>
      <text:p text:style-name="P18"/>
      <text:p text:style-name="P18"/>
      <text:p text:style-name="P18"/>
      <text:p text:style-name="P19"><text:span text:style-name="T11">Unidad 06 - Diseño de formularios</text:span></text:p>
      <text:p text:style-name="Heading_20_1"><text:bookmark text:name="_qap1bvgjjx1b"/>1. Introducción</text:p>
      <text:p text:style-name="Standard"><text:soft-page-break/>Los formularios son el mecanismo fundamental para recopilar datos, procesar transacciones y habilitar interacciones en productos digitales. Desde registros simples hasta complejos procesos de pago, su diseño impacta directamente en:</text:p>
      <text:list xml:id="list3071970202" text:style-name="WWNum2">
        <text:list-item>
          <text:p text:style-name="P27">La eficiencia (¿Cuánto tarda el usuario en completarlo?).</text:p>
        </text:list-item>
        <text:list-item>
          <text:p text:style-name="P27">La precisión (¿Se cometen errores al llenarlo?).</text:p>
        </text:list-item>
        <text:list-item>
          <text:p text:style-name="P27">La satisfacción (¿Es una experiencia agradable o frustrante?).</text:p>
        </text:list-item>
      </text:list>
      <text:p text:style-name="Standard"><text:span text:style-name="T9">¿Por qué optimizar formularios?</text:span></text:p>
      <text:list xml:id="list69687154" text:style-name="WWNum16">
        <text:list-item>
          <text:p text:style-name="P28"><text:span text:style-name="T9">Impacto en métricas clave:</text:span></text:p>
          <text:list>
            <text:list-item>
              <text:p text:style-name="P96">El 67% de los usuarios abandonan formularios mal diseñados.</text:p>
            </text:list-item>
            <text:list-item>
              <text:p text:style-name="P96">Mejoras en UX pueden aumentar conversiones hasta un 30%.</text:p>
            </text:list-item>
          </text:list>
        </text:list-item>
        <text:list-item>
          <text:p text:style-name="P28"><text:span text:style-name="T9">Accesibilidad:</text:span></text:p>
          <text:list>
            <text:list-item>
              <text:p text:style-name="P96">15% de la población mundial tiene discapacidades que afectan su interacción con formularios (OMS).</text:p>
            </text:list-item>
          </text:list>
        </text:list-item>
        <text:list-item>
          <text:p text:style-name="P28"><text:span text:style-name="T9">Reducción de costos:</text:span></text:p>
          <text:list>
            <text:list-item>
              <text:p text:style-name="P96">Cada error evitado ahorra tiempo de soporte y reprocesamiento.</text:p>
            </text:list-item>
          </text:list>
        </text:list-item>
      </text:list>
      <text:p text:style-name="Standard"><text:span text:style-name="T9">Componentes críticos de un formulario efectiv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pan text:style-name="T9">Elemento</text:span></text:p>
          </table:table-cell>
          <table:table-cell table:style-name="Table1.B1" office:value-type="string">
            <text:p text:style-name="P25"><text:span text:style-name="T9">Buena Práctica</text:span></text:p>
          </table:table-cell>
          <table:table-cell table:style-name="Table1.B1" office:value-type="string">
            <text:p text:style-name="P25"><text:span text:style-name="T9">Ejemplo</text:span></text:p>
          </table:table-cell>
        </table:table-row>
        <table:table-row table:style-name="Table1.2">
          <table:table-cell table:style-name="Table1.A1" office:value-type="string">
            <text:p text:style-name="P26"><text:span text:style-name="T15">Campos</text:span></text:p>
          </table:table-cell>
          <table:table-cell table:style-name="Table1.B1" office:value-type="string">
            <text:p text:style-name="P26">Etiquetas claras y placeholder opcionales</text:p>
          </table:table-cell>
          <table:table-cell table:style-name="Table1.B1" office:value-type="string">
            <text:p text:style-name="P26">Nombre completo (no solo Nombre)</text:p>
          </table:table-cell>
        </table:table-row>
        <table:table-row table:style-name="Table1.2">
          <table:table-cell table:style-name="Table1.A1" office:value-type="string">
            <text:p text:style-name="P26"><text:span text:style-name="T15">Botones</text:span></text:p>
          </table:table-cell>
          <table:table-cell table:style-name="Table1.B1" office:value-type="string">
            <text:p text:style-name="P26">Acciones primarias visibles (color contrastante)</text:p>
          </table:table-cell>
          <table:table-cell table:style-name="Table1.B1" office:value-type="string">
            <text:p text:style-name="P26">Enviar en azul (#2563EB)</text:p>
          </table:table-cell>
        </table:table-row>
        <table:table-row table:style-name="Table1.4">
          <table:table-cell table:style-name="Table1.A1" office:value-type="string">
            <text:p text:style-name="P26"><text:span text:style-name="T15">Validación</text:span></text:p>
          </table:table-cell>
          <table:table-cell table:style-name="Table1.B1" office:value-type="string">
            <text:p text:style-name="P26">Mensajes de error en tiempo real</text:p>
          </table:table-cell>
          <table:table-cell table:style-name="Table1.B1" office:value-type="string">
            <text:p text:style-name="P26">"La contraseña debe tener 8+ caracteres"</text:p>
          </table:table-cell>
        </table:table-row>
        <table:table-row table:style-name="Table1.4">
          <table:table-cell table:style-name="Table1.A1" office:value-type="string">
            <text:p text:style-name="P26"><text:span text:style-name="T15">Flujo</text:span></text:p>
          </table:table-cell>
          <table:table-cell table:style-name="Table1.B1" office:value-type="string">
            <text:p text:style-name="P26">Progreso visual (ej.: "Paso 1 de 3")</text:p>
          </table:table-cell>
          <table:table-cell table:style-name="Table1.B1" office:value-type="string">
            <text:p text:style-name="P26">Barra de progreso horizontal</text:p>
          </table:table-cell>
        </table:table-row>
      </table:table>
      <text:p text:style-name="Standard"/>
      <text:p text:style-name="Standard"><text:span text:style-name="T9">Ejemplo de formulario bien diseñado de registro de usuario</text:span></text:p>
      <text:p text:style-name="Standard">[Registro de Usuario] <text:s/></text:p>
      <text:p text:style-name="Standard"><text:soft-page-break/>────────────────────── <text:s/></text:p>
      <text:p text:style-name="Standard">1. Nombre completo: <text:s/></text:p>
      <text:p text:style-name="Standard"><text:s text:c="3"/>[_________________] <text:s/></text:p>
      <text:p text:style-name="Standard">2. Correo electrónico: <text:s/></text:p>
      <text:p text:style-name="Standard"><text:s text:c="3"/>[_________________] <text:s/>ℹ️ Usa un email válido <text:s/></text:p>
      <text:p text:style-name="Standard">3. Contraseña: <text:s/></text:p>
      <text:p text:style-name="Standard"><text:s text:c="3"/>[••••••••] <text:s text:c="9"/>✅ 8+ caracteres, 1 número <text:s/></text:p>
      <text:p text:style-name="Standard">[REGISTRARSE] (Botón verde) </text:p>
      <text:p text:style-name="Standard"><text:span text:style-name="T9">Características destacadas:</text:span></text:p>
      <text:list xml:id="list2482641503" text:style-name="WWNum23">
        <text:list-item>
          <text:p text:style-name="P29">Etiquetas descriptivas.</text:p>
        </text:list-item>
        <text:list-item>
          <text:p text:style-name="P29">Placeholder como ayuda (no como reemplazo de etiquetas).</text:p>
        </text:list-item>
        <text:list-item>
          <text:p text:style-name="P29">Validación proactiva.</text:p>
        </text:list-item>
        <text:list-item>
          <text:p text:style-name="P29">Botón con color de acción.</text:p>
        </text:list-item>
      </text:list>
      <text:p text:style-name="Standard"><text:span text:style-name="T9">Errores comunes a evitar</text:span></text:p>
      <text:p text:style-name="Standard"><text:span text:style-name="T8">❌ </text:span>Campos sin etiquetas (solo placeholders).<text:line-break/><text:span text:style-name="T8">❌ </text:span>Agrupar muchos campos en una sola pantalla.<text:line-break/><text:span text:style-name="T8">❌ </text:span>Mensajes de error crípticos ("Campo inválido").</text:p>
      <text:p text:style-name="P126"><text:span text:style-name="T8"><text:s/>📖 </text:span><text:span text:style-name="T9">Importante: </text:span>El mejor formulario es el que el usuario no nota: fluye de manera intuitiva, como una conversación natural.</text:p>
      <text:p text:style-name="Heading_20_1"><text:bookmark text:name="_a7cin2hzkkx4"/>2. Principios generales de diseño de formularios</text:p>
      <text:p text:style-name="Standard">Claves para crear formularios usables, eficientes y accesibles</text:p>
      <text:p text:style-name="Standard"><text:span text:style-name="T9">1. Claridad</text:span></text:p>
      <text:p text:style-name="Standard">Objetivo: Que el usuario entienda qué información debe ingresar y cómo.</text:p>
      <text:list xml:id="list4276328470" text:style-name="WWNum59">
        <text:list-item>
          <text:p text:style-name="P30"><text:span text:style-name="T9">Etiquetas descriptivas:</text:span></text:p>
          <text:list>
            <text:list-item>
              <text:p text:style-name="P97"><text:soft-page-break/><text:span text:style-name="T8">❌ </text:span>"Dirección" → <text:span text:style-name="T8">✅ </text:span>"Dirección completa (calle, número, ciudad)"</text:p>
            </text:list-item>
            <text:list-item>
              <text:p text:style-name="P97">Técnica: Usar lenguaje simple y ejemplos si es necesario.</text:p>
            </text:list-item>
          </text:list>
        </text:list-item>
        <text:list-item>
          <text:p text:style-name="P30"><text:span text:style-name="T9">Agrupación visual:</text:span></text:p>
          <text:list>
            <text:list-item>
              <text:p text:style-name="P97">Campos relacionados bajo un mismo título (ej.: "Datos personales").</text:p>
            </text:list-item>
            <text:list-item>
              <text:p text:style-name="P97">Herramienta: Contenedores con bordes sutiles o fondos diferenciados.</text:p>
            </text:list-item>
          </text:list>
        </text:list-item>
      </text:list>
      <text:p text:style-name="Standard"><text:span text:style-name="T9">Ejemplo:</text:span></text:p>
      <text:p text:style-name="Standard">[Información de contacto] <text:s/></text:p>
      <text:p text:style-name="Standard">Nombre: [___________] <text:s/></text:p>
      <text:p text:style-name="Standard">Email: [___________] <text:s/></text:p>
      <text:p text:style-name="Standard">Teléfono: [___________] </text:p>
      <text:p text:style-name="Standard"/>
      <text:p text:style-name="Standard"><text:span text:style-name="T9">2. Brevedad</text:span></text:p>
      <text:p text:style-name="Standard">Menos es más: Cada campo adicional reduce la tasa de finalización.</text:p>
      <text:list xml:id="list112336787" text:style-name="WWNum68">
        <text:list-item>
          <text:p text:style-name="P31"><text:span text:style-name="T9">Estrategias</text:span>:</text:p>
          <text:list>
            <text:list-item>
              <text:p text:style-name="P98">Eliminar campos opcionales no críticos.</text:p>
            </text:list-item>
            <text:list-item>
              <text:p text:style-name="P98">Usar desglose progresivo (ej.: Mostrar "País" primero, luego "Ciudad" según selección).</text:p>
            </text:list-item>
            <text:list-item>
              <text:p text:style-name="P98">Dato: Forms con 3 campos tienen un 25% más de completitud que los de 7+ (HubSpot).</text:p>
            </text:list-item>
          </text:list>
        </text:list-item>
        <text:list-item>
          <text:p text:style-name="P31"><text:span text:style-name="T9">Caso real: </text:span>Amazon solo pide email y contraseña en el primer paso de registro.</text:p>
        </text:list-item>
      </text:list>
      <text:p text:style-name="P1"/>
      <text:p text:style-name="Standard"><text:span text:style-name="T9">3. Flujo Lógico</text:span></text:p>
      <text:p text:style-name="Standard">Orden natural de llenado: De lo general a lo específico.</text:p>
      <text:list xml:id="list3921372365" text:style-name="WWNum20">
        <text:list-item>
          <text:p text:style-name="P32"><text:soft-page-break/><text:span text:style-name="T9">Secuencia estándar:</text:span></text:p>
          <text:list>
            <text:list-item>
              <text:p text:style-name="P99">Información personal → Datos de contacto → Preferencias.</text:p>
            </text:list-item>
          </text:list>
        </text:list-item>
        <text:list-item>
          <text:p text:style-name="P32"><text:span text:style-name="T9">Evitar saltos:</text:span></text:p>
          <text:list>
            <text:list-item>
              <text:p text:style-name="P99"><text:span text:style-name="T16">❌ </text:span>Pedir el código postal antes que la dirección.</text:p>
            </text:list-item>
          </text:list>
        </text:list-item>
        <text:list-item>
          <text:p text:style-name="P32"><text:span text:style-name="T9">Técnicas:</text:span></text:p>
          <text:list>
            <text:list-item>
              <text:p text:style-name="P99">Agrupar campos en pestañas o pasos para formularios largos.</text:p>
            </text:list-item>
          </text:list>
        </text:list-item>
      </text:list>
      <text:p text:style-name="Standard"><text:span text:style-name="T9">Ejemplo de flujo: </text:span>1. Nombre → 2. Email → 3. Contraseña → 4. Intereses (opcional) </text:p>
      <text:p text:style-name="P1"/>
      <text:p text:style-name="Standard"><text:span text:style-name="T9">4. Retroalimentación (Feedback)</text:span></text:p>
      <text:p text:style-name="Standard">Validación inteligente y en tiempo real:</text:p>
      <text:list xml:id="list2118725754" text:style-name="WWNum67">
        <text:list-item>
          <text:p text:style-name="P33"><text:span text:style-name="T9">Errores:</text:span></text:p>
          <text:list>
            <text:list-item>
              <text:p text:style-name="P100">Mensajes específicos: <text:span text:style-name="T8">❌ </text:span>"Inválido" → <text:span text:style-name="T8">✅ </text:span>"El email debe contener @"</text:p>
            </text:list-item>
            <text:list-item>
              <text:p text:style-name="P100">Ubicación: Junto al campo afectado (no solo arriba del formulario).</text:p>
            </text:list-item>
          </text:list>
        </text:list-item>
        <text:list-item>
          <text:p text:style-name="P33"><text:span text:style-name="T9">Éxito</text:span>:</text:p>
          <text:list>
            <text:list-item>
              <text:p text:style-name="P100">Confirmación visual: ✅ Check verde al lado del campo válido.</text:p>
            </text:list-item>
          </text:list>
        </text:list-item>
      </text:list>
      <text:p text:style-name="Standard"/>
      <text:p text:style-name="P10"><text:span text:style-name="T9">5. Accesibilidad</text:span></text:p>
      <text:p text:style-name="Standard">Diseño inclusivo para todos los usuarios:</text:p>
      <text:list xml:id="list819999680" text:style-name="WWNum63">
        <text:list-item>
          <text:p text:style-name="P34"><text:span text:style-name="T9">Teclado</text:span>:</text:p>
          <text:list>
            <text:list-item>
              <text:p text:style-name="P101">Navegación con Tab y Enter.</text:p>
            </text:list-item>
            <text:list-item>
              <text:p text:style-name="P101">Prueba: Usar solo el teclado para completar el form.</text:p>
            </text:list-item>
          </text:list>
        </text:list-item>
        <text:list-item>
          <text:p text:style-name="P34"><text:soft-page-break/><text:span text:style-name="T9">Lectores de pantalla:</text:span></text:p>
          <text:list>
            <text:list-item>
              <text:p text:style-name="P101">Etiquetas HTML &lt;label&gt; asociadas a campos.</text:p>
            </text:list-item>
            <text:list-item>
              <text:p text:style-name="P101">ARIA labels para elementos complejos.</text:p>
            </text:list-item>
          </text:list>
        </text:list-item>
        <text:list-item>
          <text:p text:style-name="P34"><text:span text:style-name="T9">Contraste</text:span>:</text:p>
          <text:list>
            <text:list-item>
              <text:p text:style-name="P101">Texto vs fondo ≥ 4.5:1 (<text:a xlink:type="simple" xlink:href="https://webaim.org/resources/contrastchecker/" text:style-name="ListLabel_20_622" text:visited-style-name="ListLabel_20_622"><text:span text:style-name="T17">verificador online</text:span></text:a>).</text:p>
            </text:list-item>
          </text:list>
        </text:list-item>
      </text:list>
      <text:p text:style-name="Standard"><text:span text:style-name="T9">Checklist de Evaluación</text:span></text:p>
      <text:p text:style-name="Standard">Antes de publicar un formulario, verifica:</text:p>
      <text:list xml:id="list3865311960" text:style-name="WWNum5">
        <text:list-item>
          <text:p text:style-name="P35">¿Cada campo tiene una etiqueta clara?</text:p>
        </text:list-item>
        <text:list-item>
          <text:p text:style-name="P35">¿Se eliminaron todos los campos innecesarios?</text:p>
        </text:list-item>
        <text:list-item>
          <text:p text:style-name="P35">¿El orden de llenado sigue una lógica natural?</text:p>
        </text:list-item>
        <text:list-item>
          <text:p text:style-name="P35">¿Los errores se explican con precisión?</text:p>
        </text:list-item>
        <text:list-item>
          <text:p text:style-name="P35">¿Puede completarse solo con teclado?</text:p>
        </text:list-item>
      </text:list>
      <text:p text:style-name="P132"><text:bookmark text:name="_p4refchacku0"/>3. Estructuras probadas para optimizar la experiencia de usuario</text:p>
      <text:p text:style-name="Heading_20_2"><text:bookmark text:name="_rb8xpaccsrzw"/>3.1 Formulario de Una Sola Columna</text:p>
      <text:p text:style-name="Standard"><text:span text:style-name="T9">✅ Ventajas:</text:span></text:p>
      <text:list xml:id="list3028468413" text:style-name="WWNum1">
        <text:list-item>
          <text:p text:style-name="P36">Sigue el flujo natural de lectura (de arriba a abajo).</text:p>
        </text:list-item>
        <text:list-item>
          <text:p text:style-name="P36">Mejor adaptación a móviles (evita scroll horizontal).</text:p>
        </text:list-item>
        <text:list-item>
          <text:p text:style-name="P36">Reduce errores de enfoque visual.</text:p>
        </text:list-item>
      </text:list>
      <text:p text:style-name="Standard"><text:span text:style-name="T9">📱 Ejemplo para móvil:</text:span></text:p>
      <text:p text:style-name="P1"/>
      <text:p text:style-name="Standard">[Registro de Usuario] <text:s/></text:p>
      <text:p text:style-name="Standard">1. Nombre completo:</text:p>
      <text:p text:style-name="Standard"><text:s/>[_________] <text:s/></text:p>
      <text:p text:style-name="Standard">2. Email:</text:p>
      <text:p text:style-name="Standard"><text:s/>[_________] <text:s/></text:p>
      <text:p text:style-name="Standard">3. Contraseña:</text:p>
      <text:p text:style-name="Standard"><text:s/>[_________] <text:s/></text:p>
      <text:p text:style-name="Standard">[REGISTRARSE] </text:p>
      <text:p text:style-name="Standard"/>
      <text:p text:style-name="Standard"><text:span text:style-name="T9">🔧 Cuándo usarlo:</text:span></text:p>
      <text:list xml:id="list4164527272" text:style-name="WWNum49">
        <text:list-item>
          <text:p text:style-name="P37">Formularios con menos de 10 campos.</text:p>
        </text:list-item>
        <text:list-item>
          <text:p text:style-name="P37">Dispositivos móviles.</text:p>
        </text:list-item>
        <text:list-item>
          <text:p text:style-name="P37">Procesos lineales (registro, login).</text:p>
        </text:list-item>
      </text:list>
      <text:p text:style-name="Heading_20_2"><text:bookmark text:name="_9y7cvmq8teqz"/><text:soft-page-break/>3.2 Formulario Dividido por Pasos (Wizard)</text:p>
      <text:p text:style-name="Standard">✅ <text:span text:style-name="T9">Ventajas</text:span>:</text:p>
      <text:list xml:id="list1672033877" text:style-name="WWNum39">
        <text:list-item>
          <text:p text:style-name="P38">Reduce la carga cognitiva al dividir tareas complejas.</text:p>
        </text:list-item>
        <text:list-item>
          <text:p text:style-name="P38">Muestra progreso claro (ej.: "Paso 2 de 4").</text:p>
        </text:list-item>
        <text:list-item>
          <text:p text:style-name="P38">Ideal para formularios con +15 campos.</text:p>
        </text:list-item>
      </text:list>
      <text:p text:style-name="Standard"><text:span text:style-name="T9">📊 Ejemplo:</text:span></text:p>
      <text:p text:style-name="Standard">[Inscripción al Curso] <text:s/></text:p>
      <text:p text:style-name="Standard">▰▰▱▱▱ 40% completado <text:s/></text:p>
      <text:p text:style-name="Standard">**Paso 2: Datos Académicos** <text:s/></text:p>
      <text:p text:style-name="Standard">1. Universidad:</text:p>
      <text:p text:style-name="Standard"><text:s/>[_________] <text:s/></text:p>
      <text:p text:style-name="Standard">2. Carrera:</text:p>
      <text:p text:style-name="Standard"><text:s/>[_________] <text:s/></text:p>
      <text:p text:style-name="Standard">[SIGUIENTE →] </text:p>
      <text:p text:style-name="Standard"><text:span text:style-name="T9">🔧 Cuándo usarlo:</text:span></text:p>
      <text:list xml:id="list2747222478" text:style-name="WWNum26">
        <text:list-item>
          <text:p text:style-name="P39">Checkouts de compra.</text:p>
        </text:list-item>
        <text:list-item>
          <text:p text:style-name="P39">Registros con múltiples secciones (ej.: CV en portales de empleo).</text:p>
        </text:list-item>
      </text:list>
      <text:p text:style-name="Heading_20_2"><text:bookmark text:name="_gemakk48xvty"/>3.3 Campos dependientes</text:p>
      <text:p text:style-name="Standard"><text:span text:style-name="T9">✅ Ventajas:</text:span></text:p>
      <text:list xml:id="list2503480963" text:style-name="WWNum53">
        <text:list-item>
          <text:p text:style-name="P40">Personaliza la experiencia mostrando solo lo relevante.</text:p>
        </text:list-item>
        <text:list-item>
          <text:p text:style-name="P40">Evita campos innecesarios.</text:p>
        </text:list-item>
      </text:list>
      <text:p text:style-name="Standard"><text:soft-page-break/><text:span text:style-name="T9">🔄 Ejemplo:</text:span></text:p>
      <text:p text:style-name="Standard">1. País: </text:p>
      <text:p text:style-name="Standard">[España ▼] <text:s/></text:p>
      <text:p text:style-name="Standard">2. Provincia:</text:p>
      <text:p text:style-name="Standard"><text:s/>[Madrid ▼] *(solo aparece si se selecciona España)* <text:s/></text:p>
      <text:p text:style-name="Standard">3. Código postal: </text:p>
      <text:p text:style-name="Standard">[_________] *(solo aparece si se elige Madrid)* </text:p>
      <text:p text:style-name="Standard"><text:span text:style-name="T9">🔧 Cuándo usarlo:</text:span></text:p>
      <text:list xml:id="list2904774382" text:style-name="WWNum17">
        <text:list-item>
          <text:p text:style-name="P41">Formularios con opciones jerárquicas (direcciones, categorías).</text:p>
        </text:list-item>
        <text:list-item>
          <text:p text:style-name="P41">Para simplificar formularios largos.</text:p>
        </text:list-item>
      </text:list>
      <text:p text:style-name="Heading_20_2"><text:bookmark text:name="_1680ecqc8gnm"/>3.4 Campos Agrupados en Bloques</text:p>
      <text:p text:style-name="Standard"><text:span text:style-name="T9">✅ Ventajas:</text:span></text:p>
      <text:list xml:id="list2392248926" text:style-name="WWNum43">
        <text:list-item>
          <text:p text:style-name="P42">Organiza la información por contexto.</text:p>
        </text:list-item>
        <text:list-item>
          <text:p text:style-name="P42">Facilita el escaneo visual.</text:p>
        </text:list-item>
      </text:list>
      <text:p text:style-name="Standard"><text:span text:style-name="T9">📦 Ejemplo:</text:span></text:p>
      <text:p text:style-name="Standard"><text:span text:style-name="T9">Datos Personales</text:span></text:p>
      <text:p text:style-name="Standard">1. Nombre: </text:p>
      <text:p text:style-name="Standard">[_________] <text:s/></text:p>
      <text:p text:style-name="Standard">2. Edad: </text:p>
      <text:p text:style-name="Standard">[_________] <text:s/></text:p>
      <text:p text:style-name="Standard"/>
      <text:p text:style-name="Standard"><text:soft-page-break/><text:span text:style-name="T9">Dirección</text:span></text:p>
      <text:p text:style-name="Standard">3. Calle:</text:p>
      <text:p text:style-name="Standard"><text:s/>[_________] <text:s/></text:p>
      <text:p text:style-name="Standard">4. Ciudad: </text:p>
      <text:p text:style-name="Standard">[_________] </text:p>
      <text:p text:style-name="Standard"><text:span text:style-name="T9">🔧 Cuándo usarlo:</text:span></text:p>
      <text:list xml:id="list160059825" text:style-name="WWNum69">
        <text:list-item>
          <text:p text:style-name="P43">Formularios con múltiples temáticas (ej.: perfil de usuario, pedidos).</text:p>
        </text:list-item>
        <text:list-item>
          <text:p text:style-name="P43">Cuando se requiere claridad en secciones complejas.</text:p>
        </text:list-item>
      </text:list>
      <text:p text:style-name="Heading_20_2"><text:bookmark text:name="_9i16fme0w51"/>3.5 Autocompletado y Sugerencias</text:p>
      <text:p text:style-name="Standard"><text:span text:style-name="T9">✅ Ventajas:</text:span></text:p>
      <text:list xml:id="list2232816534" text:style-name="WWNum24">
        <text:list-item>
          <text:p text:style-name="P44">Acelera el llenado (hasta un 30% más rápido).</text:p>
        </text:list-item>
        <text:list-item>
          <text:p text:style-name="P44">Reduce errores (ej.: en direcciones o búsquedas).</text:p>
        </text:list-item>
      </text:list>
      <text:p text:style-name="P1"/>
      <text:p text:style-name="P1"/>
      <text:p text:style-name="P1"/>
      <text:p text:style-name="Standard"><text:span text:style-name="T9">🔍 Ejemplo:</text:span></text:p>
      <text:p text:style-name="Standard">Ciudad: </text:p>
      <text:p text:style-name="Standard">[Madrid] <text:s/></text:p>
      <text:p text:style-name="Standard">Sugerencias: <text:s/></text:p>
      <text:p text:style-name="Standard">- Madrid, España <text:s/></text:p>
      <text:p text:style-name="Standard">- Madrid, Colombia </text:p>
      <text:p text:style-name="Standard"><text:soft-page-break/><text:span text:style-name="T9">🔧 Cuándo usarlo:</text:span></text:p>
      <text:list xml:id="list2221763072" text:style-name="WWNum41">
        <text:list-item>
          <text:p text:style-name="P45">Campos con opciones limitadas (países, ciudades).</text:p>
        </text:list-item>
        <text:list-item>
          <text:p text:style-name="P45">Búsquedas predictivas (ej.: productos en e-commerce).</text:p>
        </text:list-item>
      </text:list>
      <text:p text:style-name="P1"/>
      <text:p text:style-name="Standard"><text:span text:style-name="T9">Comparativa de Patron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5"><text:span text:style-name="T9">Patrón</text:span></text:p>
          </table:table-cell>
          <table:table-cell table:style-name="Table2.B1" office:value-type="string">
            <text:p text:style-name="P25"><text:span text:style-name="T9">Mejor Para</text:span></text:p>
          </table:table-cell>
          <table:table-cell table:style-name="Table2.B1" office:value-type="string">
            <text:p text:style-name="P25"><text:span text:style-name="T9">Complejidad</text:span></text:p>
          </table:table-cell>
        </table:table-row>
        <table:table-row table:style-name="Table2.2">
          <table:table-cell table:style-name="Table2.A1" office:value-type="string">
            <text:p text:style-name="P26"><text:span text:style-name="T9">Una columna</text:span></text:p>
          </table:table-cell>
          <table:table-cell table:style-name="Table2.B1" office:value-type="string">
            <text:p text:style-name="P26">Móviles, forms cortos</text:p>
          </table:table-cell>
          <table:table-cell table:style-name="Table2.B1" office:value-type="string">
            <text:p text:style-name="P26">Baja</text:p>
          </table:table-cell>
        </table:table-row>
        <table:table-row table:style-name="Table2.2">
          <table:table-cell table:style-name="Table2.A1" office:value-type="string">
            <text:p text:style-name="P26"><text:span text:style-name="T9">Wizard</text:span></text:p>
          </table:table-cell>
          <table:table-cell table:style-name="Table2.B1" office:value-type="string">
            <text:p text:style-name="P26">Procesos largos/multipaso</text:p>
          </table:table-cell>
          <table:table-cell table:style-name="Table2.B1" office:value-type="string">
            <text:p text:style-name="P26">Alta</text:p>
          </table:table-cell>
        </table:table-row>
        <table:table-row table:style-name="Table2.2">
          <table:table-cell table:style-name="Table2.A1" office:value-type="string">
            <text:p text:style-name="P26"><text:span text:style-name="T9">Campos dependientes</text:span></text:p>
          </table:table-cell>
          <table:table-cell table:style-name="Table2.B1" office:value-type="string">
            <text:p text:style-name="P26">Jerarquías de datos</text:p>
          </table:table-cell>
          <table:table-cell table:style-name="Table2.B1" office:value-type="string">
            <text:p text:style-name="P26">Media</text:p>
          </table:table-cell>
        </table:table-row>
        <table:table-row table:style-name="Table2.2">
          <table:table-cell table:style-name="Table2.A1" office:value-type="string">
            <text:p text:style-name="P26"><text:span text:style-name="T9">Bloques</text:span></text:p>
          </table:table-cell>
          <table:table-cell table:style-name="Table2.B1" office:value-type="string">
            <text:p text:style-name="P26">Organizar información</text:p>
          </table:table-cell>
          <table:table-cell table:style-name="Table2.B1" office:value-type="string">
            <text:p text:style-name="P26">Baja</text:p>
          </table:table-cell>
        </table:table-row>
        <table:table-row table:style-name="Table2.2">
          <table:table-cell table:style-name="Table2.A1" office:value-type="string">
            <text:p text:style-name="P26"><text:span text:style-name="T9">Autocompletado</text:span></text:p>
          </table:table-cell>
          <table:table-cell table:style-name="Table2.B1" office:value-type="string">
            <text:p text:style-name="P26">Opciones predefinidas</text:p>
          </table:table-cell>
          <table:table-cell table:style-name="Table2.B1" office:value-type="string">
            <text:p text:style-name="P26">Media</text:p>
          </table:table-cell>
        </table:table-row>
      </table:table>
      <text:p text:style-name="Standard"/>
      <text:p text:style-name="Heading_20_1"><text:bookmark text:name="_np4ywee76dm1"/>4. Normativa y buenas prácticas de implementación</text:p>
      <text:p text:style-name="Heading_20_2"><text:bookmark text:name="_vkia11t1towi"/>4.1. Normas de accesibilidad (WCAG 2.1)</text:p>
      <text:list xml:id="list3692970760" text:style-name="WWNum35">
        <text:list-item>
          <text:p text:style-name="P46">Etiquetado correcto: Todos los campos de formulario (input, select, textarea) deberán estar asociados explícitamente a su label mediante el atributo for y id, garantizando que los lectores de pantalla puedan interpretarlos correctamente.</text:p>
        </text:list-item>
        <text:list-item>
          <text:p text:style-name="P46">Contraste de color: El ratio de contraste entre texto y fondo deberá ser mínimo de 4.5:1 (AA) para texto normal y 3:1 para texto grande. Se verificará con herramientas como Lighthouse o contrast checker.</text:p>
        </text:list-item>
        <text:list-item>
          <text:p text:style-name="P46">Información no colorística: Nunca se utilizará el color como único medio para conveyer información (ej: errores). Se complementará con iconos, textura o mensajes de texto explícitos.</text:p>
        </text:list-item>
        <text:list-item>
          <text:p text:style-name="P46">Mensajes de error accesibles: Los mensajes de error deberán ser específicos, vinculados al campo correspondiente mediante aria-describedby, y sugerir soluciones claras (ej: "La contraseña debe tener al menos 8 caracteres" en lugar de "Contraseña inválida").</text:p>
        </text:list-item>
        <text:list-item>
          <text:p text:style-name="P46">Navegación por teclado: Todos los componentes interactivos (botones, enlaces, formularios) deberán ser completamente navegables y operables mediante teclado, con un foco visible y claro.</text:p>
        </text:list-item>
      </text:list>
      <text:p text:style-name="Heading_20_2"><text:bookmark text:name="_qik6y95e2f5k"/>4.2. Normas de usabilidad</text:p>
      <text:list xml:id="list1960606501" text:style-name="WWNum28">
        <text:list-item>
          <text:p text:style-name="P47">Campo activo destacado: El campo en foco deberá tener un estilo distintivo (cambio de color de borde, sombra suave, grosor aumentado) para que el usuario identifique fácilmente dónde se encuentra.</text:p>
        </text:list-item>
        <text:list-item>
          <text:p text:style-name="P47"><text:soft-page-break/>Validaciones inmediatas y no intrusivas:</text:p>
          <text:list>
            <text:list-item>
              <text:p text:style-name="P102">Las validaciones de formato (ej: email) se realizarán después de que el usuario abandone el campo (evento blur).</text:p>
            </text:list-item>
            <text:list-item>
              <text:p text:style-name="P102">Los errores se mostrarán de forma clara pero discreta, sin interrumpir el flujo de escritura.</text:p>
            </text:list-item>
            <text:list-item>
              <text:p text:style-name="P102">Los formularios validarán en tiempo real solo cuando sea estrictamente necesario (ej: disponibilidad de usuario).</text:p>
            </text:list-item>
          </text:list>
        </text:list-item>
        <text:list-item>
          <text:p text:style-name="P47">Visibilidad del botón de envío:</text:p>
          <text:list>
            <text:list-item>
              <text:p text:style-name="P102">El botón de envío (call-to-action principal) permanecerá siempre visible en el viewport, ya sea fijo en la parte inferior o anclado en la estructura del formulario.</text:p>
            </text:list-item>
            <text:list-item>
              <text:p text:style-name="P102">En formularios largos, se garantizará que el botón sea accesible mediante scroll sin necesidad de recorrer todo el formulario nuevamente.</text:p>
            </text:list-item>
          </text:list>
        </text:list-item>
        <text:list-item>
          <text:p text:style-name="P47">Retroalimentación visual:</text:p>
          <text:list>
            <text:list-item>
              <text:p text:style-name="P102">Todas las acciones del usuario (hover, clic, envío) contarán con feedback visual inmediato (cambios de color, transformaciones suaves, microinteracciones).</text:p>
            </text:list-item>
            <text:list-item>
              <text:p text:style-name="P102">Los estados de carga se indicarán con spinners o esqueletos de carga, nunca dejando al usuario sin respuesta.</text:p>
            </text:list-item>
          </text:list>
        </text:list-item>
        <text:list-item>
          <text:p text:style-name="P47">Diseño responsive:</text:p>
          <text:list>
            <text:list-item>
              <text:p text:style-name="P102">Los formularios y botones se adaptarán a diferentes tamaños de pantalla, manteniendo la legibilidad y facilidad de interacción en dispositivos móviles (tamaños mínimos de touch de 44x44px).</text:p>
            </text:list-item>
          </text:list>
        </text:list-item>
      </text:list>
      <text:p text:style-name="Heading_20_2"><text:bookmark text:name="_beq0mdpm6v59"/>4.3. Normas de desarrollo web (aplicables a otras tecnologías)</text:p>
      <text:p text:style-name="Standard">Para garantizar que los formularios web sean accesibles, usables y técnicamente robustos, es fundamental seguir estándares y buenas prácticas reconocidas. A continuación, se detallan las normas clave en tres aspectos críticos: accesibilidad, usabilidad y desarrollo web.</text:p>
      <text:p text:style-name="Standard"/>
      <text:p text:style-name="Standard"><text:span text:style-name="T9">a. Normas de accesibilidad (WCAG 2.1)</text:span></text:p>
      <text:p text:style-name="Standard">Las Pautas de Accesibilidad para el Contenido Web (WCAG 2.1) establecen criterios para que los formularios sean utilizables por personas con discapacidades. Algunas prácticas esenciales incluyen:</text:p>
      <text:list xml:id="list1743649243" text:style-name="WWNum3">
        <text:list-item>
          <text:p text:style-name="P48">Asociar label con input mediante el atributo for:<text:line-break/>Vincular explícitamente las etiquetas (&lt;label&gt;) con sus campos correspondientes mediante el atributo for (que debe coincidir con el id del input). Esto mejora la navegación con lectores de pantalla.</text:p>
        </text:list-item>
        <text:list-item>
          <text:p text:style-name="P48">html</text:p>
        </text:list-item>
      </text:list>
      <text:list xml:id="list110270918" text:style-name="WWNum14">
        <text:list-item>
          <text:p text:style-name="P49">&lt;label for="nombre"&gt;Nombre:&lt;/label&gt;</text:p>
        </text:list-item>
      </text:list>
      <text:list xml:id="list14250123067274" text:continue-list="list1743649243" text:style-name="WWNum3">
        <text:list-item>
          <text:p text:style-name="P48">&lt;input type="text" id="nombre" name="nombre"&gt;</text:p>
        </text:list-item>
        <text:list-item>
          <text:p text:style-name="P48"><text:soft-page-break/>Evitar colores como única fuente de información:<text:line-break/>No depender únicamente del color para indicar errores o estados (ej: solo rojo para un campo inválido). Incluir texto descriptivo o iconos accesibles.</text:p>
        </text:list-item>
        <text:list-item>
          <text:p text:style-name="P48">Proveer mensajes de error con contexto:<text:line-break/>Los mensajes de error deben ser claros, específicos y vinculados al campo correspondiente (usando aria-describedby o aria-live para dinamismo).</text:p>
        </text:list-item>
      </text:list>
      <text:p text:style-name="Standard">Para garantizar que los formularios sean accesibles, usables y técnicamente robustos en cualquier entorno (web, móvil, escritorio o CLI), es fundamental seguir estándares y buenas prácticas reconocidas. A continuación, se detallan las normas clave en tres aspectos críticos:</text:p>
      <text:p text:style-name="Standard"/>
      <text:p text:style-name="Standard"><text:span text:style-name="T9">b. Normas de accesibilidad</text:span></text:p>
      <text:list xml:id="list4209573136" text:style-name="WWNum10">
        <text:list-item>
          <text:p text:style-name="P50">Etiquetado claro:</text:p>
          <text:list>
            <text:list-item>
              <text:p text:style-name="P103">Asociar siempre etiquetas descriptivas a los campos (en web con &lt;label&gt;, en móvil con InputDecoration.labelText, en CLI con textos guía).</text:p>
            </text:list-item>
            <text:list-item>
              <text:p text:style-name="P103">Evitar instrucciones ambiguas (ej: "Ingrese datos" → mejor "Nombre completo").</text:p>
            </text:list-item>
          </text:list>
        </text:list-item>
        <text:list-item>
          <text:p text:style-name="P50">Contraste y legibilidad:</text:p>
          <text:list>
            <text:list-item>
              <text:p text:style-name="P103">Garantizar suficiente contraste entre texto y fondo (mínimo 4.5:1 para texto normal según WCAG).</text:p>
            </text:list-item>
            <text:list-item>
              <text:p text:style-name="P103">No depender solo del color para transmitir información (ej: rojo para errores → añadir un icono o texto).</text:p>
            </text:list-item>
          </text:list>
        </text:list-item>
        <text:list-item>
          <text:p text:style-name="P50">Navegación intuitiva:</text:p>
          <text:list>
            <text:list-item>
              <text:p text:style-name="P103">En web, asegurar que el foco del teclado sea visible (:focus en CSS).</text:p>
            </text:list-item>
            <text:list-item>
              <text:p text:style-name="P103">En móvil, permitir navegación secuencial entre campos (evitar trampas de foco).</text:p>
            </text:list-item>
          </text:list>
        </text:list-item>
      </text:list>
      <text:p text:style-name="P10"/>
      <text:p text:style-name="Standard"><text:span text:style-name="T9">c. Normas de usabilidad</text:span></text:p>
      <text:list xml:id="list675632157" text:style-name="WWNum65">
        <text:list-item>
          <text:p text:style-name="P51">Feedback inmediato:</text:p>
          <text:list>
            <text:list-item>
              <text:p text:style-name="P104">Validaciones en tiempo real (ej: formato de email incorrecto) sin bloquear el envío hasta que se corrija.</text:p>
            </text:list-item>
            <text:list-item>
              <text:p text:style-name="P104">Mensajes de error específicos (no "Campo inválido", sino "El email debe contener '@'").</text:p>
            </text:list-item>
          </text:list>
        </text:list-item>
        <text:list-item>
          <text:p text:style-name="P51">Diseño consistente:</text:p>
          <text:list>
            <text:list-item>
              <text:p text:style-name="P104">Mantener el mismo estilo para campos similares (ej: todos los inputs de texto con igual padding).</text:p>
            </text:list-item>
            <text:list-item>
              <text:p text:style-name="P104"><text:soft-page-break/>En móvil, usar teclados adecuados al tipo de dato (numérico para teléfonos, email con "@").</text:p>
            </text:list-item>
          </text:list>
        </text:list-item>
        <text:list-item>
          <text:p text:style-name="P51">Acciones accesibles:</text:p>
          <text:list>
            <text:list-item>
              <text:p text:style-name="P104">Botones principales (como "Enviar") visibles sin necesidad de scroll excesivo.</text:p>
            </text:list-item>
            <text:list-item>
              <text:p text:style-name="P104">En CLI, confirmar acciones críticas (ej: "¿Está seguro? [S/N]").</text:p>
            </text:list-item>
          </text:list>
        </text:list-item>
      </text:list>
      <text:p text:style-name="Standard"/>
      <text:p text:style-name="Standard"><text:span text:style-name="T9">d. Normas técnicas</text:span></text:p>
      <text:list xml:id="list349257568" text:style-name="WWNum45">
        <text:list-item>
          <text:p text:style-name="P52">Semántica y estructura:</text:p>
          <text:list>
            <text:list-item>
              <text:p text:style-name="P105">Agrupar campos relacionados visual y lógicamente (en web con &lt;fieldset&gt;, en Flutter con Column o InputDecorator).</text:p>
            </text:list-item>
            <text:list-item>
              <text:p text:style-name="P105">Priorizar componentes nativos sobre customizados para mejor rendimiento y accesibilidad.</text:p>
            </text:list-item>
          </text:list>
        </text:list-item>
        <text:list-item>
          <text:p text:style-name="P52">Nomenclatura coherente:</text:p>
          <text:list>
            <text:list-item>
              <text:p text:style-name="P105">Usar nombres descriptivos en variables y IDs (userEmail en lugar de input1).</text:p>
            </text:list-item>
            <text:list-item>
              <text:p text:style-name="P105">En formularios multipasos, evitar reiniciar estados accidentalmente.</text:p>
            </text:list-item>
          </text:list>
        </text:list-item>
        <text:list-item>
          <text:p text:style-name="P52">Optimización para distintos entornos:</text:p>
          <text:list>
            <text:list-item>
              <text:p text:style-name="P105">En móvil, minimizar el uso de pop-ups que interrumpan el flujo.</text:p>
            </text:list-item>
            <text:list-item>
              <text:p text:style-name="P105">En CLI, evitar inputs largos sin opción de cancelar.</text:p>
            </text:list-item>
          </text:list>
        </text:list-item>
      </text:list>
      <text:p text:style-name="Standard">Ya sea en web, móvil (Flutter/React Native/Androdi), aplicaciones de escritorio o terminales, estas prácticas aseguran formularios inclusivos, eficientes y mantenibles. La clave está en adaptar los principios generales (accesibilidad, feedback claro y estructura lógica) al contexto específico de cada plataforma.</text:p>
      <text:p text:style-name="Heading_20_1"><text:bookmark text:name="_dreh9mxh9qb0"/>5. Tipos de campos más comunes</text:p>
      <text:p text:style-name="Heading_20_2"><text:bookmark text:name="_5hs4evxo0nia"/>5.1 Campos de entrada básica</text:p>
      <text:p text:style-name="Standard"><text:span text:style-name="T9">Campos de Texto Simple<text:line-break/></text:span>Estos son los componentes más fundamentales en cualquier interfaz. Su diseño va más allá de simplemente permitir la entrada de texto:</text:p>
      <text:list xml:id="list355567669" text:style-name="WWNum30">
        <text:list-item>
          <text:p text:style-name="P53">Mecanismos de ayuda: Deben incluir placeholders que desaparezcan al comenzar a escribir, pero también etiquetas persistentes para no perder contexto</text:p>
        </text:list-item>
        <text:list-item>
          <text:p text:style-name="P53">Validación inteligente: No solo verificar al final, sino durante la escritura (ej: contador de caracteres restantes)</text:p>
        </text:list-item>
        <text:list-item>
          <text:p text:style-name="P53"><text:soft-page-break/>Adaptación contextual: En móviles, deben ajustar el teclado según el tipo de dato (email, URL, etc.)</text:p>
        </text:list-item>
        <text:list-item>
          <text:p text:style-name="P53">Manejo de errores: Mostrar mensajes específicos cerca del campo, con iconos reconocibles y sugerencias de corrección</text:p>
        </text:list-item>
      </text:list>
      <text:p text:style-name="Standard"><text:span text:style-name="T9">Campos de contraseña<text:line-break/></text:span>La seguridad y usabilidad deben equilibrarse cuidadosamente:</text:p>
      <text:list xml:id="list1190601019" text:style-name="WWNum55">
        <text:list-item>
          <text:p text:style-name="P54">Feedback visual: Barras de fortaleza que cambien dinámicamente según complejidad</text:p>
        </text:list-item>
        <text:list-item>
          <text:p text:style-name="P54">Políticas flexibles: Permitir ver la contraseña temporalmente, pero con controles (ej: solo mientras se mantiene presionado un icono)</text:p>
        </text:list-item>
        <text:list-item>
          <text:p text:style-name="P54">Sugerencias constructivas: En lugar de solo decir "débil", explicar cómo mejorarla ("Intenta añadir símbolos")</text:p>
        </text:list-item>
        <text:list-item>
          <text:p text:style-name="P54">Integración con gestores: Opción para generar contraseñas seguras o importar de gestores externos</text:p>
        </text:list-item>
      </text:list>
      <text:p text:style-name="Heading_20_2"><text:bookmark text:name="_80g4y6clnbfp"/>5.2 Componentes de selección</text:p>
      <text:p text:style-name="Standard"><text:span text:style-name="T9">Checkboxes vs Radio Buttons (Elección técnica)<text:line-break/></text:span>La decisión entre estos componentes tiene implicaciones profundas:</text:p>
      <text:list xml:id="list2449944573" text:style-name="WWNum8">
        <text:list-item>
          <text:p text:style-name="P55">Modelo mental: Checkboxes para opciones independientes (puedes seleccionar café y té), radios para mutuamente excluyentes (solo café o té)</text:p>
        </text:list-item>
        <text:list-item>
          <text:p text:style-name="P55">Diseño accesible: Agrupación visual clara con spacing adecuado, especialmente importante en formularios complejos</text:p>
        </text:list-item>
        <text:list-item>
          <text:p text:style-name="P55">Estados especiales: Checkboxes pueden tener estado indeterminado (ej: "seleccionar todos" parcialmente)</text:p>
        </text:list-item>
        <text:list-item>
          <text:p text:style-name="P55">Patrones móviles: En pantallas pequeñas, a veces se usan chips o switches como alternativa</text:p>
        </text:list-item>
      </text:list>
      <text:p text:style-name="Standard"><text:span text:style-name="T9">Menús desplegables<text:line-break/></text:span>Los dropdowns parecen simples, pero requieren cuidados especiales:</text:p>
      <text:list xml:id="list2680051845" text:style-name="WWNum22">
        <text:list-item>
          <text:p text:style-name="P56">Rendimiento: Para listas con +100 ítems, implementar virtualización (solo renderizar lo visible)</text:p>
        </text:list-item>
        <text:list-item>
          <text:p text:style-name="P56">Búsqueda integrada: En listas largas, añadir campo de búsqueda interna</text:p>
        </text:list-item>
        <text:list-item>
          <text:p text:style-name="P56">Jerarquía visual: Usar agrupaciones con encabezados y separadores visuales</text:p>
        </text:list-item>
        <text:list-item>
          <text:p text:style-name="P56">Selección múltilpe: Cuando se permite, mostrar claramente los ítems seleccionados (número o chips).</text:p>
        </text:list-item>
      </text:list>
      <text:p text:style-name="Heading_20_2"><text:bookmark text:name="_nl2r5d4y1k0l"/>5.3 Campos especializados</text:p>
      <text:p text:style-name="Standard"><text:span text:style-name="T9">Selectores de fecha</text:span><text:line-break/>Más que un simple calendario:</text:p>
      <text:list xml:id="list4037365390" text:style-name="WWNum36">
        <text:list-item>
          <text:p text:style-name="P57">Patrones de uso: Selector modal en móvil vs inline en desktop según espacio</text:p>
        </text:list-item>
        <text:list-item>
          <text:p text:style-name="P57"><text:soft-page-break/>Rangos complejos: Manejo de periodos con validación cruzada (fecha inicio no posterior a fin)</text:p>
        </text:list-item>
        <text:list-item>
          <text:p text:style-name="P57">Contexto cultural: Adaptar formato (dd/mm vs mm/dd) y días festivos según región</text:p>
        </text:list-item>
        <text:list-item>
          <text:p text:style-name="P57">Accesos directos: "Hoy", "Próxima semana" para uso rápido</text:p>
        </text:list-item>
      </text:list>
      <text:p text:style-name="Standard"><text:span text:style-name="T9">Subida de archivos (Flujo completo)<text:line-break/></text:span>Un proceso que va más allá del input file básico:</text:p>
      <text:list xml:id="list2912410454" text:style-name="WWNum52">
        <text:list-item>
          <text:p text:style-name="P58">Previsualización inteligente: Miniaturas para imágenes, iconos para documentos</text:p>
        </text:list-item>
        <text:list-item>
          <text:p text:style-name="P58">Progreso detallado: Porcentaje, velocidad, tiempo estimado</text:p>
        </text:list-item>
        <text:list-item>
          <text:p text:style-name="P58">Edición inmediata: Rotar/recortar imágenes antes de subir</text:p>
        </text:list-item>
        <text:list-item>
          <text:p text:style-name="P58">Gestión de errores: Tamaño máximo, tipo incorrecto, con opciones para corregir</text:p>
        </text:list-item>
      </text:list>
      <text:p text:style-name="Heading_20_2"><text:bookmark text:name="_mda7vjsrw7pg"/>5.4 Componentes avanzados</text:p>
      <text:p text:style-name="Standard"><text:span text:style-name="T9">Búsqueda predictiva (Arquitectura)<text:line-break/></text:span>Cómo implementar autocompletado efectivo:</text:p>
      <text:list xml:id="list1550666422" text:style-name="WWNum64">
        <text:list-item>
          <text:p text:style-name="P59">Debounce intelligente: Esperar pausas en la escritura para no saturar</text:p>
        </text:list-item>
        <text:list-item>
          <text:p text:style-name="P59">Priorización: Mostrar primero los resultados más relevantes</text:p>
        </text:list-item>
        <text:list-item>
          <text:p text:style-name="P59">Búsqueda federada: Combinar resultados de distintas fuentes</text:p>
        </text:list-item>
        <text:list-item>
          <text:p text:style-name="P59">Historial contextual: Recordar búsquedas anteriores relacionadas</text:p>
        </text:list-item>
      </text:list>
      <text:p text:style-name="Standard"><text:span text:style-name="T9">Gestión de tags (Interacción compleja)<text:line-break/></text:span>Componentes dinámicos que requieren:</text:p>
      <text:list xml:id="list2609399436" text:style-name="WWNum29">
        <text:list-item>
          <text:p text:style-name="P60">Creación fluida: Convertir texto en tags con comma o enter</text:p>
        </text:list-item>
        <text:list-item>
          <text:p text:style-name="P60">Sugerencias: Mostrar opciones existentes al comenzar a escribir</text:p>
        </text:list-item>
        <text:list-item>
          <text:p text:style-name="P60">Edición directa: Poder modificar tags existentes</text:p>
        </text:list-item>
        <text:list-item>
          <text:p text:style-name="P60">Límites visuales: Mostrar contador cuando se alcanza el máximo</text:p>
        </text:list-item>
      </text:list>
      <text:p text:style-name="Heading_20_2"><text:bookmark text:name="_lrt00wwila3c"/>5.5 Consideraciones multiplataforma</text:p>
      <text:p text:style-name="Standard"><text:span text:style-name="T9">Adaptación responsive (Estrategias)<text:line-break/></text:span>Cómo los campos se comportan en distintos dispositivos:</text:p>
      <text:list xml:id="list3087702863" text:style-name="WWNum11">
        <text:list-item>
          <text:p text:style-name="P61"><text:soft-page-break/>Reorganización: De vertical en móvil a horizontal en desktop cuando aplicable</text:p>
        </text:list-item>
        <text:list-item>
          <text:p text:style-name="P61">Jerarquía visual: Campos más importantes primero, secundarios en acordeones</text:p>
        </text:list-item>
        <text:list-item>
          <text:p text:style-name="P61">Teclados virtuales: Asegurar que no oculten campos críticos en móvil</text:p>
        </text:list-item>
        <text:list-item>
          <text:p text:style-name="P61">Gestos: Swipe para fechas, pinch-to-zoom para imágenes</text:p>
        </text:list-item>
      </text:list>
      <text:p text:style-name="Standard"><text:span text:style-name="T9">Patrones emergentes (Futuro de los formularios)<text:line-break/></text:span>Tendencias innovadoras:</text:p>
      <text:list xml:id="list169361899" text:style-name="WWNum48">
        <text:list-item>
          <text:p text:style-name="P62">Voz a texto: Dictado con puntuación automática.</text:p>
        </text:list-item>
        <text:list-item>
          <text:p text:style-name="P62">Reconocimiento de imágenes: Extraer texto de fotos de documentos.</text:p>
        </text:list-item>
        <text:list-item>
          <text:p text:style-name="P62">Autocompletado con IA: Sugerir respuestas basadas en contexto.</text:p>
        </text:list-item>
        <text:list-item>
          <text:p text:style-name="P62">Validación proactiva: Corregir errores antes de que ocurran.</text:p>
        </text:list-item>
      </text:list>
      <text:p text:style-name="Heading_20_2"><text:bookmark text:name="_u2uq1sn5p6o"/>5.6 Arquitectura de implementación</text:p>
      <text:p text:style-name="Standard"><text:span text:style-name="T9">Gestión de Estado</text:span></text:p>
      <text:list xml:id="list187290025" text:style-name="WWNum57">
        <text:list-item>
          <text:p text:style-name="P63">Modelo unidireccional: Actualización centralizada del estado.</text:p>
        </text:list-item>
        <text:list-item>
          <text:p text:style-name="P63">Validación en capas: Del cliente al servidor.</text:p>
        </text:list-item>
        <text:list-item>
          <text:p text:style-name="P63">Serialización: Para guardar estado localmente.</text:p>
        </text:list-item>
        <text:list-item>
          <text:p text:style-name="P63">Dependencias entre campos: Actualizaciones en cascada.</text:p>
        </text:list-item>
      </text:list>
      <text:p text:style-name="Standard"><text:span text:style-name="T9">Rendimiento (Optimizaciones)<text:line-break/></text:span>Lazy Loading: Cargar componentes solo cuando son necesarios</text:p>
      <text:list xml:id="list1021306664" text:style-name="WWNum15">
        <text:list-item>
          <text:p text:style-name="P64">Memoización: Evitar rerenders innecesarios</text:p>
        </text:list-item>
        <text:list-item>
          <text:p text:style-name="P64">Web Workers: Procesamiento pesado en segundo plano</text:p>
        </text:list-item>
        <text:list-item>
          <text:p text:style-name="P64">Virtualización: Solo renderizar campos visibles en listas largas</text:p>
        </text:list-item>
      </text:list>
      <text:p text:style-name="Standard"><text:span text:style-name="T9">Accesibilidad Profunda</text:span><text:line-break/>Navegación por Teclado: Tabulación lógica entre campos</text:p>
      <text:list xml:id="list4087891641" text:style-name="WWNum58">
        <text:list-item>
          <text:p text:style-name="P65">Screen readers: Textos descriptivos para acciones complejas</text:p>
        </text:list-item>
        <text:list-item>
          <text:p text:style-name="P65"><text:soft-page-break/>Modo alto contraste: Diseños alternativos verificados</text:p>
        </text:list-item>
        <text:list-item>
          <text:p text:style-name="P65">Control por voz: Soporte completo para comandos</text:p>
        </text:list-item>
      </text:list>
      <text:p text:style-name="P133"><text:bookmark text:name="_81d24foffkqy"/>6. Feedback y validación de formularios</text:p>
      <text:p text:style-name="Standard">Un sistema efectivo de feedback en formularios debe comunicar claramente el estado de cada campo y del formulario completo, guiando al usuario para corregir errores y confirmando acciones exitosas. A continuación, se detallan los componentes clave:</text:p>
      <text:p text:style-name="Heading_20_2"><text:bookmark text:name="_i34xtggywoi"/>6.1 Feedback inline (Junto al campo)</text:p>
      <text:p text:style-name="Standard"><text:span text:style-name="T9">Propósito</text:span>: Proporcionar retroalimentación inmediata y contextual mientras el usuario interactúa con el campo.</text:p>
      <text:p text:style-name="Standard"><text:span text:style-name="T9">Implementación</text:span>:</text:p>
      <text:list xml:id="list4151755316" text:style-name="WWNum56">
        <text:list-item>
          <text:p text:style-name="P66">Ubicación: Mensajes posicionados debajo o al lado del campo afectado.</text:p>
        </text:list-item>
        <text:list-item>
          <text:p text:style-name="P66">Contenido:</text:p>
          <text:list>
            <text:list-item>
              <text:p text:style-name="P106">Errores: Texto específico (ej: "El email debe contener '@'" en lugar de "Campo inválido").</text:p>
            </text:list-item>
            <text:list-item>
              <text:p text:style-name="P106">Éxito: Confirmación sutil (ej: "<text:span text:style-name="T8">✔</text:span> Formato válido") para campos complejos (contraseñas).</text:p>
            </text:list-item>
          </text:list>
        </text:list-item>
        <text:list-item>
          <text:p text:style-name="P66">Diseño:</text:p>
          <text:list>
            <text:list-item>
              <text:p text:style-name="P106">Color: Rojo (#FF0000 o #DC3545) para errores, verde (#28A745) para éxito.</text:p>
            </text:list-item>
            <text:list-item>
              <text:p text:style-name="P106">Jerarquía Visual: Tamaño de fuente ligeramente menor que el label, con icono asociado (<text:span text:style-name="T8">❌/✅</text:span>).</text:p>
            </text:list-item>
          </text:list>
        </text:list-item>
        <text:list-item>
          <text:p text:style-name="P66">Momento de activación:</text:p>
          <text:list>
            <text:list-item>
              <text:p text:style-name="P106">Durante la escritura: Para validaciones simples (longitud, formato).</text:p>
            </text:list-item>
            <text:list-item>
              <text:p text:style-name="P106">Al perder foco (blur): Para validaciones complejas (disponibilidad de usuario).</text:p>
            </text:list-item>
          </text:list>
        </text:list-item>
      </text:list>
      <text:p text:style-name="Standard"><text:span text:style-name="T9">Ejemplo visual:</text:span></text:p>
      <text:p text:style-name="Standard">[Email: user@example.com <text:s text:c="3"/>✅ Válido] <text:s/></text:p>
      <text:p text:style-name="Standard">[Teléfono: 123 <text:s text:c="3"/>❌ Debe tener 9 dígitos] </text:p>
      <text:p text:style-name="Heading_20_2"><text:bookmark text:name="_czccpoqcydud"/>6.2 Feedback global (Al final del formulario)</text:p>
      <text:p text:style-name="Standard"><text:soft-page-break/><text:span text:style-name="T9">Propósito</text:span>: Resumir problemas pendientes antes del envío o confirmar éxito tras la acción.</text:p>
      <text:p text:style-name="Standard"><text:span text:style-name="T9">Implementación:</text:span></text:p>
      <text:list xml:id="list3161917563" text:style-name="WWNum62">
        <text:list-item>
          <text:p text:style-name="P67">Ubicación: Encima del botón de envío o en zona destacada.</text:p>
        </text:list-item>
        <text:list-item>
          <text:p text:style-name="P67">Contenido:</text:p>
          <text:list>
            <text:list-item>
              <text:p text:style-name="P107">Errores: Lista concisa con enlaces a campos problemáticos (ej: "• Error en Email (ir al campo)").</text:p>
            </text:list-item>
            <text:list-item>
              <text:p text:style-name="P107">Éxito: Mensaje de confirmación + siguientes pasos (ej: "✔ Registro exitoso. Revise su email").</text:p>
            </text:list-item>
          </text:list>
        </text:list-item>
        <text:list-item>
          <text:p text:style-name="P67">Diseño:</text:p>
          <text:list>
            <text:list-item>
              <text:p text:style-name="P107">Color: Rojo para errores, verde para éxito, amarillo (#FFC107) para advertencias.</text:p>
            </text:list-item>
            <text:list-item>
              <text:p text:style-name="P107">Componentes:</text:p>
              <text:list>
                <text:list-item>
                  <text:p text:style-name="P127">Alertas con iconos (⚠️ para advertencias).</text:p>
                </text:list-item>
                <text:list-item>
                  <text:p text:style-name="P127">Botones de acción ("Corregir campos", "Volver al inicio").</text:p>
                </text:list-item>
              </text:list>
            </text:list-item>
          </text:list>
        </text:list-item>
      </text:list>
      <text:p text:style-name="Standard"><text:span text:style-name="T9">Ejemplo visual:</text:span></text:p>
      <text:p text:style-name="Standard"><text:span text:style-name="T9">⚠️ Hay 3 errores en el formulario: <text:s/></text:span></text:p>
      <text:p text:style-name="Standard"/>
      <text:p text:style-name="Standard">1. Email inválido <text:s/></text:p>
      <text:p text:style-name="Standard">2. Contraseña muy corta <text:s/></text:p>
      <text:p text:style-name="Standard">3. Fecha requerida <text:s/></text:p>
      <text:p text:style-name="Standard">[Corregir Campos] </text:p>
      <text:p text:style-name="Heading_20_2"><text:bookmark text:name="_z7zrpg55tlwp"/>6.3 Iconografía (<text:span text:style-name="T8">✅ ✔️ ❌</text:span>)</text:p>
      <text:p text:style-name="Standard"><text:span text:style-name="T9">Propósito: </text:span>Reforzar visualmente el estado del campo sin depender solo del color (importante para daltonismo).</text:p>
      <text:p text:style-name="Standard"><text:span text:style-name="T9">Buenas prácticas:</text:span></text:p>
      <text:list xml:id="list2234356481" text:style-name="WWNum44">
        <text:list-item>
          <text:p text:style-name="P68"><text:soft-page-break/>Iconos Universales:</text:p>
          <text:list>
            <text:list-item>
              <text:p text:style-name="P108"><text:span text:style-name="T8">✅/✔️</text:span>: Validación exitosa.</text:p>
            </text:list-item>
            <text:list-item>
              <text:p text:style-name="P108"><text:span text:style-name="T8">❌/⚠️</text:span>: Error o advertencia.</text:p>
            </text:list-item>
            <text:list-item>
              <text:p text:style-name="P108">🔍: Campo con búsqueda en progreso.</text:p>
            </text:list-item>
          </text:list>
        </text:list-item>
        <text:list-item>
          <text:p text:style-name="P68">Ubicación:</text:p>
          <text:list>
            <text:list-item>
              <text:p text:style-name="P108">Al final del campo (derecha) o integrado en el borde.</text:p>
            </text:list-item>
          </text:list>
        </text:list-item>
        <text:list-item>
          <text:p text:style-name="P68">Accesibilidad:</text:p>
          <text:list>
            <text:list-item>
              <text:p text:style-name="P108">Texto alternativo (aria-label) para screen readers (ej: "Error: email inválido").</text:p>
            </text:list-item>
          </text:list>
        </text:list-item>
      </text:list>
      <text:p text:style-name="Heading_20_2"><text:bookmark text:name="_lv5xj634v1ko"/>6.4 Color y texto (Rojo/Verde + Mensajes claros)</text:p>
      <text:p text:style-name="Standard"><text:span text:style-name="T9">Propuesta de guía de color:</text:span></text:p>
      <text:list xml:id="list1662902973" text:style-name="WWNum12">
        <text:list-item>
          <text:p text:style-name="P69">Errores:</text:p>
          <text:list>
            <text:list-item>
              <text:p text:style-name="P109">Rojo (#DC3545) para texto/borde.</text:p>
            </text:list-item>
            <text:list-item>
              <text:p text:style-name="P109">Fondo claro (#FFEBEE) para destacar el campo.</text:p>
            </text:list-item>
          </text:list>
        </text:list-item>
        <text:list-item>
          <text:p text:style-name="P69">Éxito:</text:p>
          <text:list>
            <text:list-item>
              <text:p text:style-name="P109">Verde (#28A745) + fondo (#E8F5E9).</text:p>
            </text:list-item>
          </text:list>
        </text:list-item>
        <text:list-item>
          <text:p text:style-name="P69">Advertencias:</text:p>
          <text:list>
            <text:list-item>
              <text:p text:style-name="P109">Amarillo (#FFC107) o naranja (#FD7E14).</text:p>
            </text:list-item>
          </text:list>
        </text:list-item>
      </text:list>
      <text:p text:style-name="Standard"><text:span text:style-name="T9">Buenas prácticas de mensajes:</text:span></text:p>
      <text:list xml:id="list3491095334" text:style-name="WWNum34">
        <text:list-item>
          <text:p text:style-name="P70">Evitar jerga técnica:</text:p>
          <text:list>
            <text:list-item>
              <text:p text:style-name="P110"><text:span text:style-name="T8">❌ </text:span>"Error 400: Invalid payload" → <text:span text:style-name="T16">✔️ </text:span>"Complete todos los campos requeridos".</text:p>
            </text:list-item>
          </text:list>
        </text:list-item>
        <text:list-item>
          <text:p text:style-name="P70">Sugerir soluciones:</text:p>
          <text:list>
            <text:list-item>
              <text:p text:style-name="P110"><text:soft-page-break/>"La contraseña necesita 8+ caracteres, incluyendo un número".</text:p>
            </text:list-item>
          </text:list>
        </text:list-item>
        <text:list-item>
          <text:p text:style-name="P70">Jerarquía:</text:p>
          <text:list>
            <text:list-item>
              <text:p text:style-name="P110">Mensaje principal en negrita, detalles en texto normal.</text:p>
            </text:list-item>
          </text:list>
        </text:list-item>
      </text:list>
      <text:p text:style-name="Heading_20_2"><text:bookmark text:name="_dk4em8bscdhb"/>6.5 Validación en tiempo real vs post-envío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<text:span text:style-name="T9">Tipo</text:span></text:p>
          </table:table-cell>
          <table:table-cell table:style-name="Table3.B1" office:value-type="string">
            <text:p text:style-name="P25"><text:span text:style-name="T9">Cuándo Usar</text:span></text:p>
          </table:table-cell>
          <table:table-cell table:style-name="Table3.B1" office:value-type="string">
            <text:p text:style-name="P25"><text:span text:style-name="T9">Ejemplo</text:span></text:p>
          </table:table-cell>
        </table:table-row>
        <table:table-row table:style-name="Table3.2">
          <table:table-cell table:style-name="Table3.A1" office:value-type="string">
            <text:p text:style-name="P26">Durante Escritura</text:p>
          </table:table-cell>
          <table:table-cell table:style-name="Table3.B1" office:value-type="string">
            <text:p text:style-name="P26">Validaciones simples (longitud)</text:p>
          </table:table-cell>
          <table:table-cell table:style-name="Table3.B1" office:value-type="string">
            <text:p text:style-name="P26">Contador de caracteres restantes</text:p>
          </table:table-cell>
        </table:table-row>
        <table:table-row table:style-name="Table3.2">
          <table:table-cell table:style-name="Table3.A1" office:value-type="string">
            <text:p text:style-name="P26">Al Perder Foco</text:p>
          </table:table-cell>
          <table:table-cell table:style-name="Table3.B1" office:value-type="string">
            <text:p text:style-name="P26">Validaciones complejas (formato)</text:p>
          </table:table-cell>
          <table:table-cell table:style-name="Table3.B1" office:value-type="string">
            <text:p text:style-name="P26">Verificar formato de email</text:p>
          </table:table-cell>
        </table:table-row>
        <table:table-row table:style-name="Table3.2">
          <table:table-cell table:style-name="Table3.A1" office:value-type="string">
            <text:p text:style-name="P26">Al Enviar</text:p>
          </table:table-cell>
          <table:table-cell table:style-name="Table3.B1" office:value-type="string">
            <text:p text:style-name="P26">Validaciones de servidor</text:p>
          </table:table-cell>
          <table:table-cell table:style-name="Table3.B1" office:value-type="string">
            <text:p text:style-name="P26">"Usuario ya registrado"</text:p>
          </table:table-cell>
        </table:table-row>
      </table:table>
      <text:p text:style-name="Standard"/>
      <text:p text:style-name="Standard"><text:span text:style-name="T9">6.6 Ejemplo de flujo completo</text:span></text:p>
      <text:list xml:id="list1508931884" text:style-name="WWNum50">
        <text:list-item>
          <text:p text:style-name="P71">Usuario escribe email incorrecto:</text:p>
          <text:list>
            <text:list-item>
              <text:p text:style-name="P111">Al perder foco: Borde rojo + <text:span text:style-name="T8">❌ </text:span>+ mensaje "Email inválido".</text:p>
            </text:list-item>
          </text:list>
        </text:list-item>
        <text:list-item>
          <text:p text:style-name="P71">Corrige el campo:</text:p>
          <text:list>
            <text:list-item>
              <text:p text:style-name="P111">Borde verde + <text:span text:style-name="T8">✅ </text:span>+ mensaje "Formato válido".</text:p>
            </text:list-item>
          </text:list>
        </text:list-item>
        <text:list-item>
          <text:p text:style-name="P71">Envía el formulario con errores:</text:p>
          <text:list>
            <text:list-item>
              <text:p text:style-name="P111">Resumen global: "Hay 2 campos sin completar".</text:p>
            </text:list-item>
          </text:list>
        </text:list-item>
        <text:list-item>
          <text:p text:style-name="P71">Éxito:</text:p>
          <text:list>
            <text:list-item>
              <text:p text:style-name="P111">Mensaje verde: "¡Registro exitoso! Revise su email para activar la cuenta".</text:p>
            </text:list-item>
          </text:list>
        </text:list-item>
      </text:list>
      <text:p text:style-name="Standard"><text:span text:style-name="T9">Conclusión:<text:line-break/></text:span>Un sistema de feedback efectivo combina:</text:p>
      <text:list xml:id="list1470650549" text:style-name="WWNum18">
        <text:list-item>
          <text:p text:style-name="P72">Ubicación estratégica (inline + global).</text:p>
        </text:list-item>
        <text:list-item>
          <text:p text:style-name="P72">Señales visuales claras (color + iconos).</text:p>
        </text:list-item>
        <text:list-item>
          <text:p text:style-name="P72"><text:soft-page-break/>Mensajes accionables que guíen al usuario.</text:p>
        </text:list-item>
        <text:list-item>
          <text:p text:style-name="P72">Timing adecuado para no interrumpir el flujo.</text:p>
        </text:list-item>
      </text:list>
      <text:p text:style-name="Standard">Esto reduce frustraciones, mejora la tasa de conversión y asegura datos limpios.</text:p>
      <text:p text:style-name="Standard"/>
      <text:p text:style-name="Heading_20_1"><text:bookmark text:name="_6o794pij2quk"/>7. Microinteracciones relevantes</text:p>
      <text:p text:style-name="Standard">Las microinteracciones son pequeños detalles de diseño que mejoran significativamente la experiencia del usuario al proporcionar retroalimentación inmediata, guiar acciones y crear una sensación de fluidez. En formularios, son cruciales para reducir la incertidumbre y hacer que la interacción sea más intuitiva.</text:p>
      <text:p text:style-name="Heading_20_2"><text:bookmark text:name="_tz0rfvya2m83"/>7.1 Botón que cambia a "Enviando…"</text:p>
      <text:p text:style-name="Standard"><text:span text:style-name="T9">Propósito</text:span>: Comunicar claramente al usuario que su acción ha sido registrada y que el sistema está procesando la solicitud, evitando múltiples clics y ansiedad.</text:p>
      <text:p text:style-name="Standard"><text:span text:style-name="T9">Implementación Detallada:</text:span></text:p>
      <text:list xml:id="list3695632445" text:style-name="WWNum40">
        <text:list-item>
          <text:p text:style-name="P73">Estados del Botón:</text:p>
          <text:list>
            <text:list-item>
              <text:p text:style-name="P112">Normal: Color primario, texto "Enviar"</text:p>
            </text:list-item>
            <text:list-item>
              <text:p text:style-name="P112">Hover/Focus: Ligero cambio de tonalidad o sombra</text:p>
            </text:list-item>
            <text:list-item>
              <text:p text:style-name="P112">Active (clic): Efecto de profundidad (ej: sombra interna)</text:p>
            </text:list-item>
            <text:list-item>
              <text:p text:style-name="P112">Loading:</text:p>
              <text:list>
                <text:list-item>
                  <text:p text:style-name="P128">Texto cambia a "Enviando…"</text:p>
                </text:list-item>
                <text:list-item>
                  <text:p text:style-name="P128">Color desaturado (ej: de azul #2563EB a gris azulado #94A3B8)</text:p>
                </text:list-item>
                <text:list-item>
                  <text:p text:style-name="P128">Spinner o barra de progreso integrada</text:p>
                </text:list-item>
              </text:list>
            </text:list-item>
            <text:list-item>
              <text:p text:style-name="P112">Éxito:</text:p>
              <text:list>
                <text:list-item>
                  <text:p text:style-name="P128">Icono de check (✓) + "¡Enviado!"</text:p>
                </text:list-item>
                <text:list-item>
                  <text:p text:style-name="P128">Color verde (#22C55E)</text:p>
                </text:list-item>
              </text:list>
            </text:list-item>
            <text:list-item>
              <text:p text:style-name="P112">Error:</text:p>
              <text:list>
                <text:list-item>
                  <text:p text:style-name="P128"><text:soft-page-break/>Icono de cruz (✗) + "Reintentar"</text:p>
                </text:list-item>
                <text:list-item>
                  <text:p text:style-name="P128">Color rojo (#EF4444)</text:p>
                </text:list-item>
              </text:list>
            </text:list-item>
          </text:list>
        </text:list-item>
        <text:list-item>
          <text:p text:style-name="P73">Animaciones:</text:p>
          <text:list>
            <text:list-item>
              <text:p text:style-name="P112">Transición suave entre estados (duración: 300-500ms)</text:p>
            </text:list-item>
            <text:list-item>
              <text:p text:style-name="P112">Spinner: Rotación continua (CSS @keyframes o Lottie)</text:p>
            </text:list-item>
            <text:list-item>
              <text:p text:style-name="P112">Feedback táctil en móviles (vibración sutil al completar)</text:p>
            </text:list-item>
          </text:list>
        </text:list-item>
      </text:list>
      <text:p text:style-name="Heading_20_2"><text:bookmark text:name="_ivs6qlrzig68"/>7.2 Mensajes de error animados</text:p>
      <text:p text:style-name="Standard"><text:span text:style-name="T9">Propósito:</text:span> Llamar la atención sobre problemas sin resultar intrusivos, facilitando la corrección.</text:p>
      <text:p text:style-name="Standard"><text:span text:style-name="T9">Técnicas avanzadas:</text:span></text:p>
      <text:list xml:id="list1337148276" text:style-name="WWNum25">
        <text:list-item>
          <text:p text:style-name="P74">Tipos de animación:</text:p>
          <text:list>
            <text:list-item>
              <text:p text:style-name="P113">Entrada:</text:p>
              <text:list>
                <text:list-item>
                  <text:p text:style-name="P129">Deslizamiento desde arriba (transform: translateY(-10px))</text:p>
                </text:list-item>
                <text:list-item>
                  <text:p text:style-name="P129">Efecto "fade-in" (opacity: 0 → 1)</text:p>
                </text:list-item>
              </text:list>
            </text:list-item>
            <text:list-item>
              <text:p text:style-name="P113">Salida: Encogimiento (scale(0.95)) al corregirse</text:p>
            </text:list-item>
            <text:list-item>
              <text:p text:style-name="P113">Destello: Borde del campo parpadea en rojo 2-3 veces</text:p>
            </text:list-item>
          </text:list>
        </text:list-item>
        <text:list-item>
          <text:p text:style-name="P74">Jerarquía visual:</text:p>
          <text:list>
            <text:list-item>
              <text:p text:style-name="P113">Error leve: Sacudida horizontal suave (shake de 5px)</text:p>
            </text:list-item>
            <text:list-item>
              <text:p text:style-name="P113">Error crítico: Vibración más intensa + icono de alerta parpadeante</text:p>
            </text:list-item>
          </text:list>
        </text:list-item>
        <text:list-item>
          <text:p text:style-name="P74">Integración con contenido:</text:p>
          <text:list>
            <text:list-item>
              <text:p text:style-name="P113">Mensajes emergentes cerca del campo con forma de "burbuja"</text:p>
            </text:list-item>
            <text:list-item>
              <text:p text:style-name="P113">Línea de tiempo:</text:p>
              <text:list>
                <text:list-item>
                  <text:p text:style-name="P129"><text:soft-page-break/>Icono ❌ aparece instantáneamente</text:p>
                </text:list-item>
                <text:list-item>
                  <text:p text:style-name="P129">Texto se desliza 0.5s después</text:p>
                </text:list-item>
                <text:list-item>
                  <text:p text:style-name="P129">Borde del campo se colorea progresivamente</text:p>
                </text:list-item>
              </text:list>
            </text:list-item>
          </text:list>
        </text:list-item>
      </text:list>
      <text:p text:style-name="Heading_20_2"><text:bookmark text:name="_4up5dpcetrdf"/>7.3 Progreso de pasos en formularios múltiples</text:p>
      <text:p text:style-name="Standard"><text:span text:style-name="T9">Propósito</text:span>: Reducir la carga cognitiva mostrando avance claro y permitiendo navegación no lineal.</text:p>
      <text:p text:style-name="Standard"><text:span text:style-name="T9">Diseño efectivo:</text:span></text:p>
      <text:list xml:id="list1458655013" text:style-name="WWNum31">
        <text:list-item>
          <text:p text:style-name="P75">Componentes clave:</text:p>
          <text:list>
            <text:list-item>
              <text:p text:style-name="P114">Barra de progreso:</text:p>
              <text:list>
                <text:list-item>
                  <text:p text:style-name="P130">Lineal (horizontal) o por pasos (circulares numerados)</text:p>
                </text:list-item>
                <text:list-item>
                  <text:p text:style-name="P130">Porcentaje actualizado dinámicamente (ej: "Paso 2 de 5")</text:p>
                </text:list-item>
              </text:list>
            </text:list-item>
            <text:list-item>
              <text:p text:style-name="P114">Feedback visual:</text:p>
              <text:list>
                <text:list-item>
                  <text:p text:style-name="P130">Pasos completados: Color sólido + icono ✓</text:p>
                </text:list-item>
                <text:list-item>
                  <text:p text:style-name="P130">Paso actual: Color brillante + borde resaltado</text:p>
                </text:list-item>
                <text:list-item>
                  <text:p text:style-name="P130">Pasos futuros: Color desaturado</text:p>
                </text:list-item>
              </text:list>
            </text:list-item>
          </text:list>
        </text:list-item>
        <text:list-item>
          <text:p text:style-name="P75">Microinteracciones:</text:p>
          <text:list>
            <text:list-item>
              <text:p text:style-name="P114">Transición entre pasos:</text:p>
              <text:list>
                <text:list-item>
                  <text:p text:style-name="P130">Formulario actual se desliza hacia la izquierda</text:p>
                </text:list-item>
                <text:list-item>
                  <text:p text:style-name="P130">Nuevo paso entra desde la derecha</text:p>
                </text:list-item>
              </text:list>
            </text:list-item>
            <text:list-item>
              <text:p text:style-name="P114">Guardado automático:</text:p>
              <text:list>
                <text:list-item>
                  <text:p text:style-name="P130">Icono de disco parpadea al guardar datos parciales</text:p>
                </text:list-item>
              </text:list>
            </text:list-item>
            <text:list-item>
              <text:p text:style-name="P114">Bloqueo inteligente:</text:p>
              <text:list>
                <text:list-item>
                  <text:p text:style-name="P130"><text:soft-page-break/>Pasos no disponibles se "agitan" al intentar saltarlos</text:p>
                </text:list-item>
              </text:list>
            </text:list-item>
          </text:list>
        </text:list-item>
      </text:list>
      <text:p text:style-name="Heading_20_2"><text:bookmark text:name="_gfb8gz9jqlr5"/>7.4 Otras microinteracciones clave</text:p>
      <text:list xml:id="list1992912286" text:style-name="WWNum42">
        <text:list-item>
          <text:p text:style-name="P76">Carga de campos dependientes:</text:p>
          <text:list>
            <text:list-item>
              <text:p text:style-name="P115">Esqueleto ("skeleton") mientras se cargan opciones (ej: países)</text:p>
            </text:list-item>
            <text:list-item>
              <text:p text:style-name="P115">Transición suave al mostrar datos</text:p>
            </text:list-item>
          </text:list>
        </text:list-item>
        <text:list-item>
          <text:p text:style-name="P76">Confirmación de acciones destructivas:</text:p>
          <text:list>
            <text:list-item>
              <text:p text:style-name="P115">Botón "Eliminar" se expande para mostrar confirmación</text:p>
            </text:list-item>
            <text:list-item>
              <text:p text:style-name="P115">Animación de desvanecimiento al borrar un elemento</text:p>
            </text:list-item>
          </text:list>
        </text:list-item>
        <text:list-item>
          <text:p text:style-name="P76">Autocompletado:</text:p>
          <text:list>
            <text:list-item>
              <text:p text:style-name="P115">Lista de sugerencias que aparece con efecto "zoom-in"</text:p>
            </text:list-item>
            <text:list-item>
              <text:p text:style-name="P115">Ítems seleccionados tienen efecto de "rebote"</text:p>
            </text:list-item>
          </text:list>
        </text:list-item>
      </text:list>
      <text:p text:style-name="Standard"><text:span text:style-name="T9"><text:line-break/></text:span>Las microinteracciones bien diseñadas logran que los formularios:<text:line-break/></text:p>
      <text:p text:style-name="Standard">✅ Reduzcan la percepción de tiempo de espera (ej: animaciones durante carga)<text:line-break/>✅ Guién al usuario sin necesidad de instrucciones textuales<text:line-break/>✅ Refuercen la marca mediante movimientos distintivos<text:line-break/>✅ Prevengan errores con feedback inmediato</text:p>
      <text:p text:style-name="Heading_20_1"><text:bookmark text:name="_4epjbdmrryni"/>8. Diseño mobile-first</text:p>
      <text:p text:style-name="Standard">El enfoque mobile-first prioriza la experiencia en dispositivos móviles, donde las limitaciones de espacio y los controles táctiles exigen soluciones específicas. Estos principios luego se escalan a versiones desktop, no al revés.</text:p>
      <text:p text:style-name="Heading_20_2"><text:bookmark text:name="_ijmz72yoq32s"/>8.1 Formularios de una sola columna</text:p>
      <text:p text:style-name="Standard"><text:span text:style-name="T9">¿Por qué?</text:span></text:p>
      <text:list xml:id="list2977367405" text:style-name="WWNum6">
        <text:list-item>
          <text:p text:style-name="P77">Pantallas estrechas: Evita scroll horizontal y mejora legibilidad.</text:p>
        </text:list-item>
        <text:list-item>
          <text:p text:style-name="P77">Flujo lineal: Guía al usuario paso a paso sin distracciones.</text:p>
        </text:list-item>
      </text:list>
      <text:p text:style-name="Standard"><text:span text:style-name="T9">Implementación</text:span>:</text:p>
      <text:list xml:id="list3292157644" text:style-name="WWNum46">
        <text:list-item>
          <text:p text:style-name="P78">Estructura vertical:</text:p>
          <text:list>
            <text:list-item>
              <text:p text:style-name="P116"><text:soft-page-break/>Todos los campos/apartados apilados verticalmente (flex-direction: column).</text:p>
            </text:list-item>
            <text:list-item>
              <text:p text:style-name="P116">Espaciado generoso entre campos (mínimo 24px en móvil).</text:p>
            </text:list-item>
          </text:list>
        </text:list-item>
        <text:list-item>
          <text:p text:style-name="P78">Jerarquía visual:</text:p>
          <text:list>
            <text:list-item>
              <text:p text:style-name="P116">Labels arriba de cada campo (no al costado).</text:p>
            </text:list-item>
            <text:list-item>
              <text:p text:style-name="P116">Grupos lógicos con separadores visuales (ej: &lt;fieldset&gt; con margen superior de 32px).</text:p>
            </text:list-item>
          </text:list>
        </text:list-item>
        <text:list-item>
          <text:p text:style-name="P78">Escalado a desktop:</text:p>
          <text:list>
            <text:list-item>
              <text:p text:style-name="P116">En pantallas &gt;768px, mantener una columna o dividir en 2 solo si:</text:p>
              <text:list>
                <text:list-item>
                  <text:p text:style-name="P131">Los campos son cortos (ej: nombre + apellido).</text:p>
                </text:list-item>
                <text:list-item>
                  <text:p text:style-name="P131">Hay espacio suficiente (&gt;40px entre columnas).</text:p>
                </text:list-item>
              </text:list>
            </text:list-item>
          </text:list>
        </text:list-item>
      </text:list>
      <text:p text:style-name="Standard"><text:span text:style-name="T9">Ejemplo Visual:</text:span></text:p>
      <text:p text:style-name="Standard">[Nombre] <text:s/></text:p>
      <text:p text:style-name="Standard">[Apellido] <text:s/></text:p>
      <text:p text:style-name="Standard">[Email] <text:s/></text:p>
      <text:p text:style-name="Standard">[Teléfono] </text:p>
      <text:p text:style-name="Standard">*(En desktop podría convertirse en 2 columnas para nombre+apellido y email+teléfono).*</text:p>
      <text:p text:style-name="Heading_20_2"><text:bookmark text:name="_6icybofo6xor"/>8.2 Campos grandes y fáciles de tocar</text:p>
      <text:p text:style-name="Standard"><text:span text:style-name="T9">Estándares de tamaño:</text:span></text:p>
      <text:list xml:id="list40530917" text:style-name="WWNum21">
        <text:list-item>
          <text:p text:style-name="P79">Altura Mínima: 48px para inputs, 56px para botones (Apple HIG).</text:p>
        </text:list-item>
        <text:list-item>
          <text:p text:style-name="P79">Área Táctil: Mínimo 48x48px (WCAG).</text:p>
        </text:list-item>
      </text:list>
      <text:p text:style-name="Standard"><text:span text:style-name="T9">Técnicas clave:</text:span></text:p>
      <text:list xml:id="list836441629" text:style-name="WWNum9">
        <text:list-item>
          <text:p text:style-name="P80">Controles táctiles optimizados:</text:p>
          <text:list>
            <text:list-item>
              <text:p text:style-name="P117"><text:soft-page-break/>Padding interno generoso (padding: 16px).</text:p>
            </text:list-item>
            <text:list-item>
              <text:p text:style-name="P117">Bordes redondeados (border-radius: 8-12px) para mejor percepción de clic.</text:p>
            </text:list-item>
          </text:list>
        </text:list-item>
        <text:list-item>
          <text:p text:style-name="P80">Diseño adaptativo:</text:p>
          <text:list>
            <text:list-item>
              <text:p text:style-name="P117">En móviles: Campos al 100% del ancho disponible.</text:p>
            </text:list-item>
            <text:list-item>
              <text:p text:style-name="P117">En tablets/desktop: Ancho máximo de 400-500px por campo.</text:p>
            </text:list-item>
          </text:list>
        </text:list-item>
        <text:list-item>
          <text:p text:style-name="P80">Feedback visual:</text:p>
          <text:list>
            <text:list-item>
              <text:p text:style-name="P117">Efecto: active con cambio de opacidad o sombra.</text:p>
            </text:list-item>
            <text:list-item>
              <text:p text:style-name="P117">Resaltar borde al enfocar (border-color: brand-primary).</text:p>
            </text:list-item>
          </text:list>
        </text:list-item>
      </text:list>
      <text:p text:style-name="Heading_20_2"><text:bookmark text:name="_th3vhs3yc5at"/>8.3 Inputs adaptados al tipo de dato</text:p>
      <text:p text:style-name="Standard">Optimización por Tipo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5"><text:span text:style-name="T9">Tipo de Input</text:span></text:p>
          </table:table-cell>
          <table:table-cell table:style-name="Table4.B1" office:value-type="string">
            <text:p text:style-name="P25"><text:span text:style-name="T9">Mobile Optimization</text:span></text:p>
          </table:table-cell>
          <table:table-cell table:style-name="Table4.B1" office:value-type="string">
            <text:p text:style-name="P25"><text:span text:style-name="T9">Ejemplo</text:span></text:p>
          </table:table-cell>
        </table:table-row>
        <table:table-row table:style-name="Table4.2">
          <table:table-cell table:style-name="Table4.A1" office:value-type="string">
            <text:p text:style-name="P26">type="email"</text:p>
          </table:table-cell>
          <table:table-cell table:style-name="Table4.B1" office:value-type="string">
            <text:p text:style-name="P26">Teclado con @ y .com visible</text:p>
          </table:table-cell>
          <table:table-cell table:style-name="Table4.B1" office:value-type="string">
            <text:p text:style-name="P26">user@example.com</text:p>
          </table:table-cell>
        </table:table-row>
        <table:table-row table:style-name="Table4.2">
          <table:table-cell table:style-name="Table4.A1" office:value-type="string">
            <text:p text:style-name="P26">type="tel"</text:p>
          </table:table-cell>
          <table:table-cell table:style-name="Table4.B1" office:value-type="string">
            <text:p text:style-name="P26">Teclado numérico</text:p>
          </table:table-cell>
          <table:table-cell table:style-name="Table4.B1" office:value-type="string">
            <text:p text:style-name="P26">+34 600 123 456</text:p>
          </table:table-cell>
        </table:table-row>
        <table:table-row table:style-name="Table4.2">
          <table:table-cell table:style-name="Table4.A1" office:value-type="string">
            <text:p text:style-name="P26">type="number"</text:p>
          </table:table-cell>
          <table:table-cell table:style-name="Table4.B1" office:value-type="string">
            <text:p text:style-name="P26">Selector de rueda (spinner) en iOS/Android</text:p>
          </table:table-cell>
          <table:table-cell table:style-name="Table4.B1" office:value-type="string">
            <text:p text:style-name="P26">1 ▲▼</text:p>
          </table:table-cell>
        </table:table-row>
        <table:table-row table:style-name="Table4.2">
          <table:table-cell table:style-name="Table4.A1" office:value-type="string">
            <text:p text:style-name="P26">type="date"</text:p>
          </table:table-cell>
          <table:table-cell table:style-name="Table4.B1" office:value-type="string">
            <text:p text:style-name="P26">Selector nativo de fecha</text:p>
          </table:table-cell>
          <table:table-cell table:style-name="Table4.B1" office:value-type="string">
            <text:p text:style-name="P26">📅 15/05/2023</text:p>
          </table:table-cell>
        </table:table-row>
        <table:table-row table:style-name="Table4.2">
          <table:table-cell table:style-name="Table4.A1" office:value-type="string">
            <text:p text:style-name="P26">type="search"</text:p>
          </table:table-cell>
          <table:table-cell table:style-name="Table4.B1" office:value-type="string">
            <text:p text:style-name="P26">Botón "Buscar" en teclado virtual</text:p>
          </table:table-cell>
          <table:table-cell table:style-name="Table4.B1" office:value-type="string">
            <text:p text:style-name="P26">🔍 Productos...</text:p>
          </table:table-cell>
        </table:table-row>
      </table:table>
      <text:p text:style-name="Standard"><text:span text:style-name="T9">Implementación avanzada:</text:span></text:p>
      <text:list xml:id="list4231569656" text:style-name="WWNum37">
        <text:list-item>
          <text:p text:style-name="P81">Máscaras de entrada (Input masks):</text:p>
          <text:list>
            <text:list-item>
              <text:p text:style-name="P118">Teléfonos: Autoformato (+34 600 123 456).</text:p>
            </text:list-item>
            <text:list-item>
              <text:p text:style-name="P118">Tarjetas: Separación de grupos de números (4242 4242 4242 4242).</text:p>
            </text:list-item>
          </text:list>
        </text:list-item>
        <text:list-item>
          <text:p text:style-name="P81">Validación contextual:</text:p>
          <text:list>
            <text:list-item>
              <text:p text:style-name="P118"><text:soft-page-break/>Email: Verificar dominio válido al perder foco.</text:p>
            </text:list-item>
            <text:list-item>
              <text:p text:style-name="P118">Contraseñas: Mostrar requisitos mientras se escribe.</text:p>
            </text:list-item>
          </text:list>
        </text:list-item>
        <text:list-item>
          <text:p text:style-name="P81">Componentes especializados:</text:p>
          <text:list>
            <text:list-item>
              <text:p text:style-name="P118">Cámaras: input[type="file"] con accept="image/*" para subir fotos.</text:p>
            </text:list-item>
            <text:list-item>
              <text:p text:style-name="P118">GPS: Integración con API de geolocalización.</text:p>
            </text:list-item>
          </text:list>
        </text:list-item>
      </text:list>
      <text:p text:style-name="Heading_20_2"><text:bookmark text:name="_jhn8llw3ofb"/>8.4 Consideraciones adicionales para Mobile-First</text:p>
      <text:p text:style-name="Standard">1. Teclados Virtuales:</text:p>
      <text:list xml:id="list1647527769" text:style-name="WWNum19">
        <text:list-item>
          <text:p text:style-name="P82">Evitar zoom automático: meta viewport con maximum-scale=1.</text:p>
        </text:list-item>
        <text:list-item>
          <text:p text:style-name="P82">Posicionamiento inteligente: Scroll automático para que el campo no quede oculto.</text:p>
        </text:list-item>
      </text:list>
      <text:p text:style-name="Standard">2. Rendimiento:</text:p>
      <text:list xml:id="list3366296659" text:style-name="WWNum27">
        <text:list-item>
          <text:p text:style-name="P83">Lazy Loading: Cargar selectores complejos (ej: países) solo al interactuar.</text:p>
        </text:list-item>
        <text:list-item>
          <text:p text:style-name="P83">Debounce: En búsquedas para evitar múltiples llamadas API.</text:p>
        </text:list-item>
      </text:list>
      <text:p text:style-name="Standard">3. Accesibilidad en touch:</text:p>
      <text:list xml:id="list755498761" text:style-name="WWNum54">
        <text:list-item>
          <text:p text:style-name="P84">Targets separados: Mínimo 8px entre campos interactivos.</text:p>
        </text:list-item>
        <text:list-item>
          <text:p text:style-name="P84">Evitar hover: Reemplazar por :active o gestos táctiles.</text:p>
        </text:list-item>
      </text:list>
      <text:p text:style-name="P1"/>
      <text:p text:style-name="Standard">Un formulario mobile-first efectivo combina:</text:p>
      <text:list xml:id="list3211949225" text:style-name="WWNum4">
        <text:list-item>
          <text:p text:style-name="P85">Flujo lineal (1 columna) para reducir carga cognitiva.</text:p>
        </text:list-item>
        <text:list-item>
          <text:p text:style-name="P85">Controles táctiles de tamaño generoso.</text:p>
        </text:list-item>
        <text:list-item>
          <text:p text:style-name="P85">Inputs inteligentes que aprovechan funcionalidades nativas.</text:p>
        </text:list-item>
      </text:list>
      <text:p text:style-name="Standard"/>
      <text:p text:style-name="Standard"><text:soft-page-break/><text:span text:style-name="T9">Beneficios:</text:span></text:p>
      <text:list xml:id="list1338484385" text:style-name="WWNum13">
        <text:list-item>
          <text:p text:style-name="P86">⏱️ Menos abandonos: 34% menos de errores en móvil (NNGroup).</text:p>
        </text:list-item>
        <text:list-item>
          <text:p text:style-name="P86">📱 Consistencia: Base sólida para escalar a desktop.</text:p>
        </text:list-item>
        <text:list-item>
          <text:p text:style-name="P86">⚡ Rendimiento: Mejor rendimiento.</text:p>
        </text:list-item>
      </text:list>
      <text:p text:style-name="Heading_20_1"><text:bookmark text:name="_t11mb6cvevwu"/>9. Accesibilidad y formularios inclusivos</text:p>
      <text:p text:style-name="Standard">Un formulario verdaderamente accesible garantiza que todos los usuarios, independientemente de sus capacidades o tecnologías de asistencia, puedan completarlo sin barreras. Estos son los pilares esenciales:</text:p>
      <text:p text:style-name="Heading_20_2"><text:bookmark text:name="_j2nrfqh12i7n"/>9.1 Etiquetas claras, visibles y permanentes</text:p>
      <text:p text:style-name="Standard">Problema: El 62% de usuarios con discapacidad visual abandonan formularios con etiquetas mal implementadas (WebAIM 2023).</text:p>
      <text:p text:style-name="Standard"><text:span text:style-name="T9">Soluciones:</text:span></text:p>
      <text:list xml:id="list2375406957" text:style-name="WWNum47">
        <text:list-item>
          <text:p text:style-name="P87">Etiquetado semántico:</text:p>
          <text:list>
            <text:list-item>
              <text:p text:style-name="P119">HTML: Usar &lt;label&gt; asociado al id del campo mediante for.</text:p>
            </text:list-item>
            <text:list-item>
              <text:p text:style-name="P119">Mobile: InputDecoration.labelText en Flutter o UILabel en iOS.</text:p>
            </text:list-item>
            <text:list-item>
              <text:p text:style-name="P119">Placeholders ≠ Etiquetas: Los placeholders deben ser ejemplos ("Ej: <text:a xlink:type="simple" xlink:href="https://mailto:usuario@email.com/" text:style-name="ListLabel_20_622" text:visited-style-name="ListLabel_20_622"><text:span text:style-name="T17">usuario@email.com</text:span></text:a>"), no reemplazar labels.</text:p>
            </text:list-item>
          </text:list>
        </text:list-item>
        <text:list-item>
          <text:p text:style-name="P87">Visibilidad permanente:</text:p>
          <text:list>
            <text:list-item>
              <text:p text:style-name="P119">Evitar etiquetas que desaparecen al enfocar el campo.</text:p>
            </text:list-item>
            <text:list-item>
              <text:p text:style-name="P119">Contraste mínimo 4.5:1 entre texto y fondo (WCAG AA).</text:p>
            </text:list-item>
          </text:list>
        </text:list-item>
        <text:list-item>
          <text:p text:style-name="P87">Lenguaje inclusivo:</text:p>
          <text:list>
            <text:list-item>
              <text:p text:style-name="P119">Evitar jerga técnica ("Campo obligatorio" → "Requerido").</text:p>
            </text:list-item>
            <text:list-item>
              <text:p text:style-name="P119">Instrucciones específicas ("Mínimo 8 caracteres con 1 número").</text:p>
            </text:list-item>
          </text:list>
        </text:list-item>
      </text:list>
      <text:p text:style-name="Heading_20_2"><text:bookmark text:name="_tc1qiu4kwps5"/>9.2 Compatibilidad con lectores de pantalla</text:p>
      <text:p text:style-name="Standard"><text:span text:style-name="T9">Estrategias:</text:span></text:p>
      <text:list xml:id="list4156940630" text:style-name="WWNum38">
        <text:list-item>
          <text:p text:style-name="P88"><text:soft-page-break/>Estructura semántica:</text:p>
          <text:list>
            <text:list-item>
              <text:p text:style-name="P120">Agrupar campos relacionados con &lt;fieldset&gt; y &lt;legend&gt; (ej: "Datos de pago").</text:p>
            </text:list-item>
            <text:list-item>
              <text:p text:style-name="P120">Usar role="group" en frameworks como Flutter/React.</text:p>
            </text:list-item>
          </text:list>
        </text:list-item>
        <text:list-item>
          <text:p text:style-name="P88">Atributos ARIA Esenciales:</text:p>
          <text:list>
            <text:list-item>
              <text:p text:style-name="P120">aria-required="true" para campos obligatorios.</text:p>
            </text:list-item>
            <text:list-item>
              <text:p text:style-name="P120">aria-invalid="true" + aria-live="polite" para errores dinámicos.</text:p>
            </text:list-item>
            <text:list-item>
              <text:p text:style-name="P120">aria-describedby para instrucciones extendidas.</text:p>
            </text:list-item>
          </text:list>
        </text:list-item>
        <text:list-item>
          <text:p text:style-name="P88">Orden de tabulación lógico:</text:p>
          <text:list>
            <text:list-item>
              <text:p text:style-name="P120">tabindex="0" para elementos interactivos.</text:p>
            </text:list-item>
            <text:list-item>
              <text:p text:style-name="P120">Evitar tabindex="-1" en campos editables.</text:p>
            </text:list-item>
          </text:list>
        </text:list-item>
      </text:list>
      <text:p text:style-name="Heading_20_2"><text:bookmark text:name="_alwdjsjctu0f"/>9.3 Contraste visual suficiente</text:p>
      <text:p text:style-name="Standard"><text:span text:style-name="T9">Estándares WCAG:</text:span></text:p>
      <text:list xml:id="list516770766" text:style-name="WWNum33">
        <text:list-item>
          <text:p text:style-name="P89">Texto normal: 4.5:1 de contraste (AA).</text:p>
        </text:list-item>
        <text:list-item>
          <text:p text:style-name="P89">Texto grande (18px+): 3:1 (AA).</text:p>
        </text:list-item>
        <text:list-item>
          <text:p text:style-name="P89">Componentes UI (botones): 3:1 contra colores adyacentes.</text:p>
        </text:list-item>
      </text:list>
      <text:p text:style-name="Standard"><text:span text:style-name="T9">Técnicas de implementación:</text:span></text:p>
      <text:list xml:id="list1175172729" text:style-name="WWNum51">
        <text:list-item>
          <text:p text:style-name="P90">Herramientas de Verificación:</text:p>
          <text:list>
            <text:list-item>
              <text:p text:style-name="P121">Chrome DevTools (Audits &gt; Accessibility).</text:p>
            </text:list-item>
            <text:list-item>
              <text:p text:style-name="P121">Plugins como Axe o Wave.</text:p>
            </text:list-item>
          </text:list>
        </text:list-item>
        <text:list-item>
          <text:p text:style-name="P90">Paletas Accesibles:</text:p>
          <text:list>
            <text:list-item>
              <text:p text:style-name="P121">Rojo error: #D32F2F (no #FF0000).</text:p>
            </text:list-item>
            <text:list-item>
              <text:p text:style-name="P121"><text:soft-page-break/>Verde éxito: #388E3C (no #00FF00).</text:p>
            </text:list-item>
            <text:list-item>
              <text:p text:style-name="P121">Fondo campos: #FFFFFF o #F5F5F5 (no grises claros).</text:p>
            </text:list-item>
          </text:list>
        </text:list-item>
        <text:list-item>
          <text:p text:style-name="P90">Estados Visibles:</text:p>
          <text:list>
            <text:list-item>
              <text:p text:style-name="P121">Focus: Borde 2px + color contrastado (#005FCC).</text:p>
            </text:list-item>
            <text:list-item>
              <text:p text:style-name="P121">Hover: Cambio de opacidad + subrayado.</text:p>
            </text:list-item>
          </text:list>
        </text:list-item>
      </text:list>
      <text:p text:style-name="Heading_20_2"><text:bookmark text:name="_17jgbe8vu0ef"/>9.4 Descripciones accesibles</text:p>
      <text:p text:style-name="Standard"><text:span text:style-name="T9">Casos de Uso Clave:</text:span></text:p>
      <text:list xml:id="list4151144446" text:style-name="WWNum61">
        <text:list-item>
          <text:p text:style-name="P91">Instrucciones complejas (ej: requisitos de contraseña).</text:p>
        </text:list-item>
        <text:list-item>
          <text:p text:style-name="P91">Mensajes de error dinámicos.</text:p>
        </text:list-item>
        <text:list-item>
          <text:p text:style-name="P91">Contexto adicional (ej: "El CVV está en el reverso de tu tarjeta").</text:p>
        </text:list-item>
      </text:list>
      <text:p text:style-name="Heading_20_2"><text:bookmark text:name="_dsans68v44k7"/>9.5 Checklist de validación final</text:p>
      <text:list xml:id="list1053115857" text:style-name="WWNum60">
        <text:list-item>
          <text:p text:style-name="P92">Pruebas con Tecnologías de Asistencia:</text:p>
          <text:list>
            <text:list-item>
              <text:p text:style-name="P122">NVDA + Firefox / VoiceOver + Safari.</text:p>
            </text:list-item>
            <text:list-item>
              <text:p text:style-name="P122">Navegación solo con teclado (Tab/Shift+Tab).</text:p>
            </text:list-item>
          </text:list>
        </text:list-item>
        <text:list-item>
          <text:p text:style-name="P92">Patrones Comunes a Evitar:</text:p>
          <text:list>
            <text:list-item>
              <text:p text:style-name="P122">❌ div como pseudo-botones.</text:p>
            </text:list-item>
            <text:list-item>
              <text:p text:style-name="P122">❌ Validación solo por color.</text:p>
            </text:list-item>
            <text:list-item>
              <text:p text:style-name="P122">❌ Timeouts automáticos sin aviso.</text:p>
            </text:list-item>
          </text:list>
        </text:list-item>
        <text:list-item>
          <text:p text:style-name="P92">Mejores Prácticas Adicionales:</text:p>
          <text:list>
            <text:list-item>
              <text:p text:style-name="P122">Permitir aumento de texto hasta 200% sin romper el layout.</text:p>
            </text:list-item>
            <text:list-item>
              <text:p text:style-name="P122">Proveer alternativas para CAPTCHAs (audio/email).</text:p>
            </text:list-item>
          </text:list>
        </text:list-item>
      </text:list>
      <text:p text:style-name="Standard"><text:soft-page-break/>La accesibilidad en formularios no es un "extra", sino la base del diseño inclusivo. Implementando estas técnicas:<text:line-break/>✅ Cumplirás con WCAG 2.1 AA (requisito legal en 40+ países).<text:line-break/>✅ Ampliarás tu audiencia potencial (15% de la población tiene discapacidades).<text:line-break/>✅ Mejorarás la UX para todos, no solo usuarios con discapacidades.</text:p>
      <text:p text:style-name="Heading_20_1"><text:bookmark text:name="_1rzabi6vupop"/>10. Propuesta de nomenclatura universal para componentes de UI</text:p>
      <text:p text:style-name="Standard">Este sistema de nombres está diseñado para ser agnóstico de tecnología, aplicable en HTML, Vue, React, Flutter, o incluso desarrollo nativo móvil. Se basa en convenciones ampliamente adoptadas y se estructura en tres niveles: elementos básicos, componentes compuestos y utilidades.</text:p>
      <text:p text:style-name="Standard"/>
      <text:p text:style-name="Standard"/>
      <text:p text:style-name="Standard"/>
      <text:p text:style-name="Heading_20_2"><text:bookmark text:name="_xtorf7l6ol8a"/>10.1 Convenciones Generales Multiplataforma</text:p>
      <text:p text:style-name="Standard"><text:span text:style-name="T9">a. Prefijos para Tipo de Elemento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5"><text:span text:style-name="T9">Prefijo</text:span></text:p>
          </table:table-cell>
          <table:table-cell table:style-name="Table5.B1" office:value-type="string">
            <text:p text:style-name="P25"><text:span text:style-name="T9">Uso</text:span></text:p>
          </table:table-cell>
          <table:table-cell table:style-name="Table5.B1" office:value-type="string">
            <text:p text:style-name="P25"><text:span text:style-name="T9">Ejemplos</text:span></text:p>
          </table:table-cell>
          <table:table-cell table:style-name="Table5.B1" office:value-type="string">
            <text:p text:style-name="P25"><text:span text:style-name="T9">Aplicación</text:span></text:p>
          </table:table-cell>
        </table:table-row>
        <table:table-row table:style-name="Table5.2">
          <table:table-cell table:style-name="Table5.A1" office:value-type="string">
            <text:p text:style-name="P24"><text:span text:style-name="T9">btn_</text:span></text:p>
          </table:table-cell>
          <table:table-cell table:style-name="Table5.B1" office:value-type="string">
            <text:p text:style-name="P24">Botones</text:p>
          </table:table-cell>
          <table:table-cell table:style-name="Table5.B1" office:value-type="string">
            <text:p text:style-name="P24">btn_primary, btn_submit</text:p>
          </table:table-cell>
          <table:table-cell table:style-name="Table5.B1" office:value-type="string">
            <text:p text:style-name="P24">HTML, Vue, Flutter, SwiftUI</text:p>
          </table:table-cell>
        </table:table-row>
        <table:table-row table:style-name="Table5.2">
          <table:table-cell table:style-name="Table5.A1" office:value-type="string">
            <text:p text:style-name="P24"><text:span text:style-name="T9">txt_</text:span></text:p>
          </table:table-cell>
          <table:table-cell table:style-name="Table5.B1" office:value-type="string">
            <text:p text:style-name="P24">Campos de texto</text:p>
          </table:table-cell>
          <table:table-cell table:style-name="Table5.B1" office:value-type="string">
            <text:p text:style-name="P24">txt_email, txt_search</text:p>
          </table:table-cell>
          <table:table-cell table:style-name="Table5.B1" office:value-type="string">
            <text:p text:style-name="P24">React, Android (Kotlin)</text:p>
          </table:table-cell>
        </table:table-row>
        <table:table-row table:style-name="Table5.2">
          <table:table-cell table:style-name="Table5.A1" office:value-type="string">
            <text:p text:style-name="P24"><text:span text:style-name="T9">lbl_</text:span></text:p>
          </table:table-cell>
          <table:table-cell table:style-name="Table5.B1" office:value-type="string">
            <text:p text:style-name="P24">Etiquetas</text:p>
          </table:table-cell>
          <table:table-cell table:style-name="Table5.B1" office:value-type="string">
            <text:p text:style-name="P24">lbl_name, lbl_terms</text:p>
          </table:table-cell>
          <table:table-cell table:style-name="Table5.B1" office:value-type="string">
            <text:p text:style-name="P24">Vue, Flutter (Text)</text:p>
          </table:table-cell>
        </table:table-row>
        <table:table-row table:style-name="Table5.2">
          <table:table-cell table:style-name="Table5.A1" office:value-type="string">
            <text:p text:style-name="P24"><text:span text:style-name="T9">chk_</text:span></text:p>
          </table:table-cell>
          <table:table-cell table:style-name="Table5.B1" office:value-type="string">
            <text:p text:style-name="P24">Checkboxes</text:p>
          </table:table-cell>
          <table:table-cell table:style-name="Table5.B1" office:value-type="string">
            <text:p text:style-name="P24">chk_remember, chk_terms</text:p>
          </table:table-cell>
          <table:table-cell table:style-name="Table5.B1" office:value-type="string">
            <text:p text:style-name="P24">HTML, React Native</text:p>
          </table:table-cell>
        </table:table-row>
        <table:table-row table:style-name="Table5.2">
          <table:table-cell table:style-name="Table5.A1" office:value-type="string">
            <text:p text:style-name="P24"><text:span text:style-name="T9">swt_</text:span></text:p>
          </table:table-cell>
          <table:table-cell table:style-name="Table5.B1" office:value-type="string">
            <text:p text:style-name="P24">Switches/Toggles</text:p>
          </table:table-cell>
          <table:table-cell table:style-name="Table5.B1" office:value-type="string">
            <text:p text:style-name="P24">swt_darkmode, swt_notify</text:p>
          </table:table-cell>
          <table:table-cell table:style-name="Table5.B1" office:value-type="string">
            <text:p text:style-name="P24">iOS (SwiftUI), Flutter</text:p>
          </table:table-cell>
        </table:table-row>
        <table:table-row table:style-name="Table5.2">
          <table:table-cell table:style-name="Table5.A1" office:value-type="string">
            <text:p text:style-name="P24"><text:span text:style-name="T9">dd_</text:span></text:p>
          </table:table-cell>
          <table:table-cell table:style-name="Table5.B1" office:value-type="string">
            <text:p text:style-name="P24">Dropdowns</text:p>
          </table:table-cell>
          <table:table-cell table:style-name="Table5.B1" office:value-type="string">
            <text:p text:style-name="P24">dd_language, dd_country</text:p>
          </table:table-cell>
          <table:table-cell table:style-name="Table5.B1" office:value-type="string">
            <text:p text:style-name="P24">Vue, React, Angular</text:p>
          </table:table-cell>
        </table:table-row>
        <table:table-row table:style-name="Table5.2">
          <table:table-cell table:style-name="Table5.A1" office:value-type="string">
            <text:p text:style-name="P24"><text:span text:style-name="T9">ico_</text:span></text:p>
          </table:table-cell>
          <table:table-cell table:style-name="Table5.B1" office:value-type="string">
            <text:p text:style-name="P24">Iconos</text:p>
          </table:table-cell>
          <table:table-cell table:style-name="Table5.B1" office:value-type="string">
            <text:p text:style-name="P24">ico_search, ico_close</text:p>
          </table:table-cell>
          <table:table-cell table:style-name="Table5.B1" office:value-type="string">
            <text:p text:style-name="P24">Todas las plataformas</text:p>
          </table:table-cell>
        </table:table-row>
        <table:table-row table:style-name="Table5.2">
          <table:table-cell table:style-name="Table5.A1" office:value-type="string">
            <text:p text:style-name="P24"><text:span text:style-name="T9">msg_</text:span></text:p>
          </table:table-cell>
          <table:table-cell table:style-name="Table5.B1" office:value-type="string">
            <text:p text:style-name="P24">Mensajes</text:p>
          </table:table-cell>
          <table:table-cell table:style-name="Table5.B1" office:value-type="string">
            <text:p text:style-name="P24">msg_error, msg_success</text:p>
          </table:table-cell>
          <table:table-cell table:style-name="Table5.B1" office:value-type="string">
            <text:p text:style-name="P24">Web, móvil</text:p>
          </table:table-cell>
        </table:table-row>
      </table:table>
      <text:p text:style-name="Standard"><text:span text:style-name="T9">b. Estructura de Nombres</text:span></text:p>
      <text:list xml:id="list3110360420" text:style-name="WWNum66">
        <text:list-item>
          <text:p text:style-name="P93">Snake_case para todo (universalmente compatible).</text:p>
        </text:list-item>
        <text:list-item>
          <text:p text:style-name="P93">Patrón: [prefijo]_[nombre]_[estado/modificador] (opcional).</text:p>
          <text:list>
            <text:list-item>
              <text:p text:style-name="P123">Ejemplo: btn_submit_disabled (botón en estado desactivado).</text:p>
            </text:list-item>
          </text:list>
        </text:list-item>
      </text:list>
      <text:p text:style-name="Standard"><text:soft-page-break/><text:span text:style-name="T9">c. Modificadores Comunes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4"><text:span text:style-name="T9">Sufijo</text:span></text:p>
          </table:table-cell>
          <table:table-cell table:style-name="Table6.B1" office:value-type="string">
            <text:p text:style-name="P24"><text:span text:style-name="T9">Propósito</text:span></text:p>
          </table:table-cell>
        </table:table-row>
        <table:table-row table:style-name="Table6.2">
          <table:table-cell table:style-name="Table6.A1" office:value-type="string">
            <text:p text:style-name="P24">_disabled</text:p>
          </table:table-cell>
          <table:table-cell table:style-name="Table6.B1" office:value-type="string">
            <text:p text:style-name="P24">Elemento desactivado</text:p>
          </table:table-cell>
        </table:table-row>
        <table:table-row table:style-name="Table6.3">
          <table:table-cell table:style-name="Table6.A1" office:value-type="string">
            <text:p text:style-name="P24">_hover</text:p>
          </table:table-cell>
          <table:table-cell table:style-name="Table6.B1" office:value-type="string">
            <text:p text:style-name="P24">Estado hover (solo CSS)</text:p>
          </table:table-cell>
        </table:table-row>
        <table:table-row table:style-name="Table6.4">
          <table:table-cell table:style-name="Table6.A1" office:value-type="string">
            <text:p text:style-name="P24">_active</text:p>
          </table:table-cell>
          <table:table-cell table:style-name="Table6.B1" office:value-type="string">
            <text:p text:style-name="P24">Estado presionado</text:p>
          </table:table-cell>
        </table:table-row>
        <table:table-row table:style-name="Table6.4">
          <table:table-cell table:style-name="Table6.A1" office:value-type="string">
            <text:p text:style-name="P24">_error</text:p>
          </table:table-cell>
          <table:table-cell table:style-name="Table6.B1" office:value-type="string">
            <text:p text:style-name="P24">Error visible</text:p>
          </table:table-cell>
        </table:table-row>
        <table:table-row table:style-name="Table6.4">
          <table:table-cell table:style-name="Table6.A1" office:value-type="string">
            <text:p text:style-name="P24">_small</text:p>
          </table:table-cell>
          <table:table-cell table:style-name="Table6.B1" office:value-type="string">
            <text:p text:style-name="P24">Variante de tamaño pequeño</text:p>
          </table:table-cell>
        </table:table-row>
      </table:table>
      <text:p text:style-name="Standard"><text:span text:style-name="T9"><text:line-break/></text:span></text:p>
      <text:p text:style-name="Standard">Este sistema agnóstico y escalable resuelve:<text:line-break/>✅ Unificación entre equipos web/móvil.<text:line-break/>✅ Mantenibilidad a largo plazo.<text:line-break/>✅ Portabilidad entre frameworks.</text:p>
      <text:p text:style-name="Heading_20_1"><text:bookmark text:name="_y6teej4zrt7l"/>11. Recursos</text:p>
      <text:p text:style-name="Standard"><text:span text:style-name="T9">📚 Libros y guías</text:span></text:p>
      <text:list xml:id="list1753025378" text:style-name="WWNum32">
        <text:list-item>
          <text:p text:style-name="P94">"Forms that Work" (Libro clásico de diseño de formularios)</text:p>
        </text:list-item>
        <text:list-item>
          <text:p text:style-name="P94">Pautas WCAG 2.1 (Accesibilidad en formularios)</text:p>
          <text:list>
            <text:list-item>
              <text:p text:style-name="P124"><text:s/><text:a xlink:type="simple" xlink:href="https://www.w3.org/WAI/WCAG21/quickref/?showtechniques=131#forms" text:style-name="ListLabel_20_622" text:visited-style-name="ListLabel_20_622"><text:span text:style-name="T17">https://www.w3.org/WAI/WCAG21/quickref/?showtechniques=131#forms</text:span></text:a></text:p>
            </text:list-item>
          </text:list>
        </text:list-item>
      </text:list>
      <text:p text:style-name="Standard"><text:span text:style-name="T9">🛠️ Herramientas con Plantillas de Formularios</text:span></text:p>
      <text:list xml:id="list4001528346" text:style-name="WWNum7">
        <text:list-item>
          <text:p text:style-name="P95">Figma – Plantillas gratuitas de formularios</text:p>
          <text:list>
            <text:list-item>
              <text:p text:style-name="P125"><text:a xlink:type="simple" xlink:href="https://www.figma.com/community/design-templates?editor_type=figma" text:style-name="ListLabel_20_622" text:visited-style-name="ListLabel_20_622"><text:span text:style-name="T17">https://www.figma.com/community/design-templates?editor_type=figma</text:span></text:a></text:p>
            </text:list-item>
          </text:list>
        </text:list-item>
      </text:list>
      <text:p text:style-name="Standard"><text:span text:style-name="T9">🔍 Herramientas de Validación</text:span></text:p>
      <text:list xml:id="list14250368061538" text:continue-numbering="true" text:style-name="WWNum7">
        <text:list-item>
          <text:p text:style-name="P95">WAVE (WebAIM) – Analizador de accesibilidad</text:p>
          <text:list>
            <text:list-item>
              <text:p text:style-name="P125"><text:a xlink:type="simple" xlink:href="https://wave.webaim.org/" text:style-name="ListLabel_20_622" text:visited-style-name="ListLabel_20_622"><text:span text:style-name="T17">https://wave.webaim.org/</text:span></text:a></text:p>
            </text:list-item>
          </text:list>
        </text:list-item>
        <text:list-item>
          <text:p text:style-name="P95">axe DevTools – Plugin para Chrome</text:p>
          <text:list>
            <text:list-item>
              <text:p text:style-name="P125"><text:soft-page-break/><text:a xlink:type="simple" xlink:href="https://chrome.google.com/webstore/detail/axe-devtools-web-accessib/lhdoppojpmngadmnindnejefpokejbdd" text:style-name="ListLabel_20_622" text:visited-style-name="ListLabel_20_622"><text:span text:style-name="T17">https://chrome.google.com/webstore/detail/axe-devtools-web-accessib/lhdoppojpmngadmnindnejefpokejbdd</text:span></text:a></text:p>
            </text:list-item>
          </text:list>
        </text:list-item>
      </text:list>
      <text:p text:style-name="Standard"><text:span text:style-name="T9">🎥 Ejemplos Visuales</text:span></text:p>
      <text:list xml:id="list14248704436046" text:continue-numbering="true" text:style-name="WWNum7">
        <text:list-item>
          <text:p text:style-name="P95">Dribbble – Diseños de formularios creativos</text:p>
          <text:list>
            <text:list-item>
              <text:p text:style-name="P125"><text:a xlink:type="simple" xlink:href="https://dribbble.com/tags/form_design" text:style-name="ListLabel_20_622" text:visited-style-name="ListLabel_20_622"><text:span text:style-name="T17">https://dribbble.com/tags/form_design</text:span></text:a></text:p>
            </text:list-item>
          </text:list>
        </text:list-item>
        <text:list-item>
          <text:p text:style-name="P95">Material Design – Componentes de formularios</text:p>
          <text:list>
            <text:list-item>
              <text:p text:style-name="P125">URL: <text:a xlink:type="simple" xlink:href="https://material.io/components/text-fields" text:style-name="ListLabel_20_622" text:visited-style-name="ListLabel_20_622"><text:span text:style-name="T17">https://material.io/components/text-fields</text:span></text:a></text:p>
            </text:list-item>
          </text:list>
        </text:list-item>
      </text:list>
      <text:p text:style-name="Standard"><text:span text:style-name="T9">📜 Normativas oficiales</text:span></text:p>
      <text:list xml:id="list14249204783047" text:continue-numbering="true" text:style-name="WWNum7">
        <text:list-item>
          <text:p text:style-name="P95">W3C – Estándares HTML para formularios</text:p>
          <text:list>
            <text:list-item>
              <text:p text:style-name="P125"><text:a xlink:type="simple" xlink:href="https://www.w3.org/TR/html52/sec-forms.html" text:style-name="ListLabel_20_622" text:visited-style-name="ListLabel_20_622"><text:span text:style-name="T17">https://www.w3.org/TR/html52/sec-forms.html</text:span></text:a></text:p>
            </text:list-item>
          </text:list>
        </text:list-item>
        <text:list-item>
          <text:p text:style-name="P95">GDPR (Ejemplos de formularios legales)</text:p>
          <text:list>
            <text:list-item>
              <text:p text:style-name="P125"><text:a xlink:type="simple" xlink:href="https://gdpr.eu/eu-gdpr-forms/" text:style-name="ListLabel_20_622" text:visited-style-name="ListLabel_20_622"><text:span text:style-name="T17">https://gdpr.eu/eu-gdpr-forms/</text:span></text:a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style:font-size-asian="12pt" style:font-size-complex="12pt"/>
    </style:style>
    <style:style style:name="ListLabel_20_101" style:display-name="ListLabel 101" style:family="text">
      <style:text-properties fo:color="#404040" fo:font-size="12pt" style:text-underline-style="none" style:font-size-asian="12pt" style:font-size-complex="12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7" style:display-name="ListLabel 13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size-asian="12pt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3" style:display-name="ListLabel 1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8" style:display-name="ListLabel 2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19" style:display-name="ListLabel 2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fo:color="#0f1115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5" style:display-name="ListLabel 245" style:family="text">
      <style:text-properties fo:color="#0f1115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2" style:display-name="ListLabel 27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3" style:display-name="ListLabel 2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1" style:display-name="ListLabel 28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style:font-size-asian="12pt" style:font-size-complex="12pt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fo:color="#404040" fo:font-size="12pt" style:text-underline-style="none" style:font-size-asian="12pt" style:font-size-complex="12pt"/>
    </style:style>
    <style:style style:name="ListLabel_20_299" style:display-name="ListLabel 299" style:family="text">
      <style:text-properties fo:color="#404040" fo:font-size="12pt" style:text-underline-style="none" style:font-size-asian="12pt" style:font-size-complex="12pt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0f1115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size-asian="12pt" style:font-size-complex="12pt"/>
    </style:style>
    <style:style style:name="ListLabel_20_335" style:display-name="ListLabel 335" style:family="text">
      <style:text-properties fo:color="#404040" fo:font-size="12pt" style:text-underline-style="none" style:font-size-asian="12pt" style:font-size-complex="12pt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3" style:display-name="ListLabel 35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4" style:display-name="ListLabel 3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1" style:display-name="ListLabel 371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fo:color="#404040" fo:font-size="12pt" style:text-underline-style="none" style:font-size-asian="12pt" style:font-size-complex="12pt"/>
    </style:style>
    <style:style style:name="ListLabel_20_389" style:display-name="ListLabel 389" style:family="text">
      <style:text-properties fo:color="#404040" fo:font-size="12pt" style:text-underline-style="none" style:font-size-asian="12pt" style:font-size-complex="12pt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8" style:display-name="ListLabel 39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7" style:display-name="ListLabel 4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8" style:display-name="ListLabel 40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fo:color="#404040" fo:font-size="12pt" style:text-underline-style="none" style:font-size-asian="12pt" style:font-size-complex="12pt"/>
    </style:style>
    <style:style style:name="ListLabel_20_416" style:display-name="ListLabel 416" style:family="text">
      <style:text-properties fo:color="#404040" fo:font-size="12pt" style:text-underline-style="none" style:font-size-asian="12pt" style:font-size-complex="12pt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fo:color="#404040" fo:font-size="12pt" style:text-underline-style="none" style:font-size-asian="12pt" style:font-size-complex="12pt"/>
    </style:style>
    <style:style style:name="ListLabel_20_443" style:display-name="ListLabel 443" style:family="text">
      <style:text-properties fo:color="#404040" fo:font-size="12pt" style:text-underline-style="none" style:font-size-asian="12pt" style:font-size-complex="12pt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fo:color="#404040" fo:font-size="12pt" style:text-underline-style="none" style:font-size-asian="12pt" style:font-size-complex="12pt"/>
    </style:style>
    <style:style style:name="ListLabel_20_452" style:display-name="ListLabel 452" style:family="text">
      <style:text-properties fo:color="#404040" fo:font-size="12pt" style:text-underline-style="none" style:font-size-asian="12pt" style:font-size-complex="12pt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fo:color="#404040" fo:font-size="12pt" style:text-underline-style="none" style:font-size-asian="12pt" style:font-size-complex="12pt"/>
    </style:style>
    <style:style style:name="ListLabel_20_497" style:display-name="ListLabel 497" style:family="text">
      <style:text-properties fo:color="#404040" fo:font-size="12pt" style:text-underline-style="none" style:font-size-asian="12pt" style:font-size-complex="12pt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24" style:display-name="ListLabel 52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fo:color="#404040" fo:font-size="12pt" style:text-underline-style="none" style:font-size-asian="12pt" style:font-size-complex="12pt"/>
    </style:style>
    <style:style style:name="ListLabel_20_533" style:display-name="ListLabel 533" style:family="text">
      <style:text-properties fo:color="#404040" fo:font-size="12pt" style:text-underline-style="none" style:font-size-asian="12pt" style:font-size-complex="12pt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fo:color="#404040" fo:font-size="12pt" style:text-underline-style="none" style:font-size-asian="12pt" style:font-size-complex="12pt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fo:color="#404040" fo:font-size="12pt" style:text-underline-style="none" style:font-size-asian="12pt" style:font-size-complex="12pt"/>
    </style:style>
    <style:style style:name="ListLabel_20_551" style:display-name="ListLabel 551" style:family="text">
      <style:text-properties fo:color="#404040" fo:font-size="12pt" style:text-underline-style="none" style:font-size-asian="12pt" style:font-size-complex="12pt"/>
    </style:style>
    <style:style style:name="ListLabel_20_552" style:display-name="ListLabel 552" style:family="text">
      <style:text-properties fo:color="#404040" fo:font-size="12pt" style:text-underline-style="none" style:font-size-asian="12pt" style:font-size-complex="12pt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0" style:display-name="ListLabel 56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8" style:display-name="ListLabel 57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87" style:display-name="ListLabel 58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fo:color="#404040" fo:font-size="12pt" style:text-underline-style="none" fo:font-weight="bold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96" style:display-name="ListLabel 59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05" style:display-name="ListLabel 60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22" style:display-name="ListLabel 622" style:family="text">
      <style:text-properties fo:color="#1155cc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7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3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1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19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28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8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8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0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2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2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3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3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3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35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5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number text:level="3" text:style-name="ListLabel_20_37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7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7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Roboto"/>
      </text:list-level-style-bullet>
      <text:list-level-style-number text:level="4" text:style-name="ListLabel_20_40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1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1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2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4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4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4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5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5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5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5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2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2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text:style-name="ListLabel_20_53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53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3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3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6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6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6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6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7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7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7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7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9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9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6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0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0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1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 <text:s text:c="68"/>Unidad 06 - Diseño de formularios</text:span></text:p>
      </style:header>
      <style:footer>
        <text:p text:style-name="MP4"><text:span text:style-name="MT1"><text:tab/><text:tab/>Página </text:span><text:page-number text:select-page="current">3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3" meta:object-count="0" meta:page-count="35" meta:paragraph-count="752" meta:word-count="5132" meta:character-count="34734" meta:non-whitespace-character-count="30538"/>
    <meta:generator>LibreOfficeDev/6.0.5.2$Linux_X86_64 LibreOffice_project/</meta:generator>
  </office:meta>
</office:document-meta>
</file>